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653in" fo:margin-left="5.1257in" table:align="left" style:writing-mode="rl-tb"/>
    </style:style>
    <style:style style:name="Table1.A" style:family="table-column">
      <style:table-column-properties style:column-width="0.5076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0.49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font-name="David CLM" fo:font-weight="bold" style:font-weight-asian="bold" style:font-name-complex="David CLM" style:font-weight-complex="bold"/>
    </style:style>
    <style:style style:name="P4" style:family="paragraph" style:parent-style-name="Heading_20_2">
      <style:text-properties fo:font-weight="bold" style:font-weight-asian="bold" style:font-weight-complex="bold"/>
    </style:style>
    <style:style style:name="P5" style:family="paragraph" style:parent-style-name="Heading_20_2">
      <style:text-properties fo:font-weight="bold" officeooo:paragraph-rsid="05427bce" style:font-weight-asian="bold" style:font-weight-complex="bold"/>
    </style:style>
    <style:style style:name="P6" style:family="paragraph" style:parent-style-name="Heading_20_2">
      <style:text-properties fo:font-weight="bold" officeooo:rsid="0557277b" officeooo:paragraph-rsid="0557277b" style:font-weight-asian="bold" style:font-weight-complex="bold"/>
    </style:style>
    <style:style style:name="P7" style:family="paragraph" style:parent-style-name="Heading_20_2">
      <style:text-properties fo:font-weight="bold" officeooo:rsid="05554baa" officeooo:paragraph-rsid="05554baa" style:font-weight-asian="bold" style:font-weight-complex="bold"/>
    </style:style>
    <style:style style:name="P8" style:family="paragraph" style:parent-style-name="Heading_20_2">
      <style:text-properties officeooo:paragraph-rsid="053f32f6"/>
    </style:style>
    <style:style style:name="P9" style:family="paragraph" style:parent-style-name="Default_7e_LT_7e_Gliederung_20_1">
      <style:paragraph-properties fo:text-align="end" style:justify-single-word="false" style:writing-mode="rl-tb"/>
      <style:text-properties style:font-name="David CLM" fo:font-size="12pt" officeooo:paragraph-rsid="04e9d028" style:font-size-asian="12pt" style:font-name-complex="David CLM" style:font-size-complex="12pt"/>
    </style:style>
    <style:style style:name="P10" style:family="paragraph" style:parent-style-name="Default_7e_LT_7e_Gliederung_20_1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5b4aee" officeooo:paragraph-rsid="055b4aee" style:letter-kerning="true" style:font-size-asian="36pt" style:font-style-asian="italic" style:font-weight-asian="normal" style:font-name-complex="David CLM" style:text-emphasize="none"/>
    </style:style>
    <style:style style:name="P11" style:family="paragraph" style:parent-style-name="Default_7e_LT_7e_Gliederung_20_1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5cfdf2" officeooo:paragraph-rsid="055cfdf2" style:letter-kerning="true" style:font-size-asian="36pt" style:font-style-asian="italic" style:font-weight-asian="normal" style:font-name-complex="David CLM" style:text-emphasize="none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officeooo:rsid="05565de3" officeooo:paragraph-rsid="05565de3" style:font-name-complex="David CLM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officeooo:rsid="055b4aee" officeooo:paragraph-rsid="055b4aee" style:font-name-complex="David CLM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officeooo:rsid="055cfdf2" officeooo:paragraph-rsid="055cfdf2" style:font-name-complex="David CLM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officeooo:rsid="055dafb1" officeooo:paragraph-rsid="055dafb1" style:font-name-complex="David CLM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fo:color="#000099" style:text-outline="false" style:text-line-through-style="none" style:text-line-through-type="none" style:font-name="David CLM" fo:font-size="12pt" fo:font-style="italic" fo:text-shadow="none" style:text-underline-style="none" fo:font-weight="normal" officeooo:paragraph-rsid="0557277b" style:letter-kerning="true" style:font-size-asian="12pt" style:font-style-asian="italic" style:font-weight-asian="normal" style:font-name-complex="David CLM" style:font-size-complex="12pt" style:text-emphasize="none"/>
    </style:style>
    <style:style style:name="P17" style:family="paragraph" style:parent-style-name="Text_20_body">
      <style:text-properties style:font-name="David CLM" officeooo:rsid="04dfe73e" officeooo:paragraph-rsid="04dfe73e" style:font-name-complex="David CLM"/>
    </style:style>
    <style:style style:name="P18" style:family="paragraph" style:parent-style-name="Text_20_body">
      <style:text-properties style:font-name="David CLM" officeooo:rsid="04e2bc3b" officeooo:paragraph-rsid="04e2bc3b" style:font-name-complex="David CLM"/>
    </style:style>
    <style:style style:name="P19" style:family="paragraph" style:parent-style-name="Text_20_body">
      <style:text-properties style:font-name="David CLM" officeooo:rsid="02d00e5f" officeooo:paragraph-rsid="032aa1da" style:font-name-complex="David CLM"/>
    </style:style>
    <style:style style:name="P20" style:family="paragraph" style:parent-style-name="Text_20_body">
      <style:text-properties style:font-name="David CLM" fo:font-size="12pt" officeooo:rsid="0557277b" officeooo:paragraph-rsid="0557277b" style:font-size-asian="12pt" style:font-name-complex="David CLM" style:font-size-complex="12pt"/>
    </style:style>
    <style:style style:name="P21" style:family="paragraph" style:parent-style-name="Default_7e_LT_7e_Gliederung_20_1">
      <style:paragraph-properties fo:text-align="start" style:justify-single-word="false" style:writing-mode="lr-tb"/>
      <style:text-properties style:font-name="David CLM" fo:font-size="12pt" officeooo:paragraph-rsid="04e9d028" style:font-size-asian="12pt" style:font-name-complex="David CLM" style:font-size-complex="12pt"/>
    </style:style>
    <style:style style:name="P2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style:font-size-asian="12pt" style:font-name-complex="David CLM" style:font-size-complex="12pt"/>
    </style:style>
    <style:style style:name="P23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paragraph-rsid="04ed1752" style:font-size-asian="12pt" style:font-name-complex="David CLM" style:font-size-complex="12pt"/>
    </style:style>
    <style:style style:name="P24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efcca6" officeooo:paragraph-rsid="04efcca6" style:font-size-asian="12pt" style:font-name-complex="David CLM" style:font-size-complex="12pt"/>
    </style:style>
    <style:style style:name="P2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2b474b" officeooo:paragraph-rsid="052b474b" style:font-size-asian="12pt" style:font-name-complex="David CLM" style:font-size-complex="12pt"/>
    </style:style>
    <style:style style:name="P2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e5433c" officeooo:paragraph-rsid="05061369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427bce" officeooo:paragraph-rsid="0544167a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44167a" officeooo:paragraph-rsid="0544167a" style:font-size-asian="12pt" style:font-name-complex="David CLM" style:font-size-complex="12pt"/>
    </style:style>
    <style:style style:name="P29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5453f4b" officeooo:paragraph-rsid="05453f4b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30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553a569" officeooo:paragraph-rsid="0553a569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italic" fo:text-shadow="none" style:text-underline-style="none" fo:font-weight="normal" officeooo:rsid="05415ffa" officeooo:paragraph-rsid="0553a569" style:letter-kerning="true" style:font-size-asian="12pt" style:font-style-asian="italic" style:font-weight-asian="normal" style:font-name-complex="David CLM" style:font-size-complex="12pt" style:font-style-complex="normal" style:text-emphasize="none"/>
    </style:style>
    <style:style style:name="P32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style:font-size-asian="12pt" style:font-name-complex="David CLM" style:font-size-complex="12pt"/>
    </style:style>
    <style:style style:name="P33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paragraph-rsid="04ecb6aa" style:font-size-asian="12pt" style:font-name-complex="David CLM" style:font-size-complex="12pt"/>
    </style:style>
    <style:style style:name="P34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rsid="05345321" officeooo:paragraph-rsid="05486e46" style:font-size-asian="12pt" style:font-name-complex="David CLM" style:font-size-complex="12pt"/>
    </style:style>
    <style:style style:name="P35" style:family="paragraph" style:parent-style-name="Table_20_Contents">
      <style:text-properties fo:font-size="24pt" officeooo:rsid="055b4aee" officeooo:paragraph-rsid="055b4aee" style:font-name-asian="DejaVu Sans" style:font-name-complex="David CLM" style:font-size-complex="12pt"/>
    </style:style>
    <style:style style:name="P36" style:family="paragraph" style:parent-style-name="Table_20_Contents">
      <style:text-properties fo:font-size="12pt" style:font-name-asian="DejaVu Sans" style:font-size-asian="10.5pt" style:font-name-complex="David CLM" style:font-size-complex="12pt"/>
    </style:style>
    <style:style style:name="P37" style:family="paragraph" style:parent-style-name="Text_20_body" style:list-style-name="L6">
      <style:text-properties style:font-name="David CLM" officeooo:rsid="04e1a74c" officeooo:paragraph-rsid="04e1a74c" style:font-name-complex="David CLM"/>
    </style:style>
    <style:style style:name="P38" style:family="paragraph" style:parent-style-name="Text_20_body">
      <style:text-properties style:font-name="David CLM" officeooo:rsid="04e5433c" officeooo:paragraph-rsid="04e805b6" style:font-name-complex="David CLM"/>
    </style:style>
    <style:style style:name="P39" style:family="paragraph" style:parent-style-name="Text_20_body" style:list-style-name="L5">
      <style:paragraph-properties fo:text-align="start" style:justify-single-word="false" style:writing-mode="lr-tb"/>
      <style:text-properties officeooo:rsid="053b9b01" officeooo:paragraph-rsid="053b9b01"/>
    </style:style>
    <style:style style:name="P40" style:family="paragraph" style:parent-style-name="Text_20_body" style:list-style-name="L5">
      <style:paragraph-properties fo:text-align="start" style:justify-single-word="false" style:writing-mode="lr-tb"/>
      <style:text-properties officeooo:paragraph-rsid="05533ecb"/>
    </style:style>
    <style:style style:name="P41" style:family="paragraph" style:parent-style-name="Text_20_body">
      <style:paragraph-properties fo:text-align="start" style:justify-single-word="false" style:writing-mode="lr-tb"/>
      <style:text-properties style:font-name="David CLM" fo:font-size="12pt" fo:font-style="normal" officeooo:rsid="059b4839" officeooo:paragraph-rsid="059b4839" style:font-size-asian="12pt" style:font-style-asian="normal" style:font-name-complex="David CLM" style:font-size-complex="12pt" style:font-style-complex="normal"/>
    </style:style>
    <style:style style:name="P42" style:family="paragraph" style:parent-style-name="Text_20_body">
      <style:paragraph-properties fo:text-align="end" style:justify-single-word="false" style:writing-mode="rl-tb"/>
      <style:text-properties style:font-name="David CLM" fo:font-size="12pt" officeooo:rsid="04e805b6" officeooo:paragraph-rsid="05900a82" style:font-size-asian="12pt" style:font-name-complex="David CLM" style:font-size-complex="12pt"/>
    </style:style>
    <style:style style:name="P43" style:family="paragraph" style:parent-style-name="Text_20_body">
      <style:paragraph-properties fo:text-align="end" style:justify-single-word="false" style:writing-mode="rl-tb"/>
      <style:text-properties style:font-name="David CLM" fo:font-size="12pt" officeooo:rsid="04e805b6" officeooo:paragraph-rsid="05a1ed55" style:font-size-asian="12pt" style:font-name-complex="David CLM" style:font-size-complex="12pt"/>
    </style:style>
    <style:style style:name="P44" style:family="paragraph" style:parent-style-name="Text_20_body">
      <style:paragraph-properties fo:text-align="end" style:justify-single-word="false" style:writing-mode="rl-tb"/>
      <style:text-properties style:font-name="David CLM" fo:font-size="12pt" fo:font-style="italic" officeooo:rsid="0592eca6" officeooo:paragraph-rsid="0592eca6" style:font-size-asian="12pt" style:font-style-asian="italic" style:font-name-complex="David CLM" style:font-size-complex="12pt" style:font-style-complex="italic"/>
    </style:style>
    <style:style style:name="P45" style:family="paragraph" style:parent-style-name="Text_20_body">
      <style:paragraph-properties fo:text-align="end" style:justify-single-word="false" style:writing-mode="rl-tb"/>
      <style:text-properties style:font-name="David CLM" fo:font-size="12pt" fo:font-style="normal" officeooo:rsid="0593af25" officeooo:paragraph-rsid="0593af25" style:font-size-asian="12pt" style:font-style-asian="normal" style:font-name-complex="David CLM" style:font-size-complex="12pt" style:font-style-complex="normal"/>
    </style:style>
    <style:style style:name="P46" style:family="paragraph" style:parent-style-name="Text_20_body">
      <style:paragraph-properties fo:text-align="end" style:justify-single-word="false" style:writing-mode="rl-tb"/>
      <style:text-properties style:font-name="David CLM" fo:font-size="12pt" fo:font-style="normal" officeooo:rsid="05962900" officeooo:paragraph-rsid="0593af25" style:font-size-asian="12pt" style:font-style-asian="normal" style:font-name-complex="David CLM" style:font-size-complex="12pt" style:font-style-complex="normal"/>
    </style:style>
    <style:style style:name="P47" style:family="paragraph" style:parent-style-name="Text_20_body">
      <style:paragraph-properties fo:text-align="end" style:justify-single-word="false" style:writing-mode="rl-tb"/>
      <style:text-properties style:font-name="David CLM" fo:font-size="12pt" fo:font-style="normal" officeooo:rsid="0598e609" officeooo:paragraph-rsid="0598e609" style:font-size-asian="12pt" style:font-style-asian="normal" style:font-name-complex="David CLM" style:font-size-complex="12pt" style:font-style-complex="normal"/>
    </style:style>
    <style:style style:name="P48" style:family="paragraph" style:parent-style-name="Text_20_body">
      <style:paragraph-properties fo:text-align="end" style:justify-single-word="false" style:writing-mode="rl-tb"/>
      <style:text-properties style:font-name="David CLM" fo:font-size="12pt" fo:font-style="normal" officeooo:rsid="059b4839" officeooo:paragraph-rsid="059b4839" style:font-size-asian="12pt" style:font-style-asian="normal" style:font-name-complex="David CLM" style:font-size-complex="12pt" style:font-style-complex="normal"/>
    </style:style>
    <style:style style:name="P49" style:family="paragraph" style:parent-style-name="Text_20_body">
      <style:paragraph-properties fo:text-align="end" style:justify-single-word="false" style:writing-mode="rl-tb"/>
      <style:text-properties style:font-name="David CLM" fo:font-size="12pt" fo:font-style="normal" officeooo:rsid="059c6cf7" officeooo:paragraph-rsid="059c6cf7" style:font-size-asian="12pt" style:font-style-asian="normal" style:font-name-complex="David CLM" style:font-size-complex="12pt" style:font-style-complex="normal"/>
    </style:style>
    <style:style style:name="P50" style:family="paragraph" style:parent-style-name="Text_20_body">
      <style:paragraph-properties fo:text-align="end" style:justify-single-word="false" style:writing-mode="rl-tb"/>
      <style:text-properties style:font-name="David CLM" fo:font-size="12pt" fo:font-style="normal" officeooo:rsid="059c6cf7" officeooo:paragraph-rsid="059d19cf" style:font-size-asian="12pt" style:font-style-asian="normal" style:font-name-complex="David CLM" style:font-size-complex="12pt" style:font-style-complex="normal"/>
    </style:style>
    <style:style style:name="P51" style:family="paragraph" style:parent-style-name="Text_20_body">
      <style:paragraph-properties fo:text-align="end" style:justify-single-word="false" style:writing-mode="rl-tb"/>
      <style:text-properties style:font-name="David CLM" fo:font-size="12pt" fo:font-style="normal" officeooo:rsid="05a0c89d" officeooo:paragraph-rsid="05a0c89d" style:font-size-asian="12pt" style:font-style-asian="normal" style:font-name-complex="David CLM" style:font-size-complex="12pt" style:font-style-complex="normal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728bf4" officeooo:paragraph-rsid="05728bf4" style:font-size-asian="12pt" style:font-name-complex="David CLM" style:font-size-complex="12pt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italic" fo:text-shadow="none" style:text-underline-style="none" fo:font-weight="normal" officeooo:rsid="05647f53" officeooo:paragraph-rsid="056c801c" style:letter-kerning="true" style:font-size-asian="12pt" style:font-style-asian="italic" style:font-weight-asian="normal" style:font-name-complex="David CLM" style:font-size-complex="12pt" style:font-style-complex="normal" style:text-emphasize="none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rsid="0502d8f9" officeooo:paragraph-rsid="056dfe1f" style:font-size-asian="12pt" style:font-name-complex="David CLM" style:font-size-complex="12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rsid="0502d8f9" officeooo:paragraph-rsid="05709307" style:font-size-asian="12pt" style:font-name-complex="David CLM" style:font-size-complex="12pt"/>
    </style:style>
    <style:style style:name="P56" style:family="paragraph" style:parent-style-name="Standard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f09204" officeooo:paragraph-rsid="04f09204" style:letter-kerning="true" style:font-size-asian="12pt" style:font-style-asian="normal" style:font-weight-asian="normal" style:font-name-complex="David CLM" style:font-size-complex="12pt" style:text-emphasize="none"/>
    </style:style>
    <style:style style:name="P57" style:family="paragraph" style:parent-style-name="Heading_20_2">
      <style:text-properties style:font-name="David CLM" fo:font-weight="bold" officeooo:rsid="04e805b6" officeooo:paragraph-rsid="04e805b6" style:font-weight-asian="bold" style:font-name-complex="David CLM" style:font-weight-complex="bold"/>
    </style:style>
    <style:style style:name="P58" style:family="paragraph" style:parent-style-name="Heading_20_2">
      <style:text-properties style:font-name="David CLM" fo:font-weight="bold" officeooo:rsid="0592eca6" officeooo:paragraph-rsid="0592eca6" style:font-weight-asian="bold" style:font-name-complex="David CLM" style:font-weight-complex="bold"/>
    </style:style>
    <style:style style:name="P59" style:family="paragraph" style:parent-style-name="Heading_20_1">
      <style:text-properties style:font-name="David CLM" officeooo:rsid="04a34e3d" officeooo:paragraph-rsid="04a34e3d" style:font-name-complex="David CLM"/>
    </style:style>
    <style:style style:name="P60" style:family="paragraph" style:parent-style-name="Default_7e_LT_7e_Gliederung_20_1" style:list-style-name="L1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David CLM" fo:font-size="12pt" fo:font-style="normal" fo:text-shadow="none" style:text-underline-style="none" fo:font-weight="normal" officeooo:rsid="04f09204" officeooo:paragraph-rsid="058ec304" style:letter-kerning="true" style:font-size-asian="12pt" style:font-style-asian="normal" style:font-weight-asian="normal" style:font-name-complex="David CLM" style:font-size-complex="12pt" style:text-emphasize="none"/>
    </style:style>
    <style:style style:name="P61" style:family="paragraph" style:parent-style-name="Default_7e_LT_7e_Gliederung_20_1" style:list-style-name="L4">
      <style:paragraph-properties fo:text-align="end" style:justify-single-word="false" style:writing-mode="rl-tb"/>
      <style:text-properties style:font-name="David CLM" fo:font-size="12pt" officeooo:paragraph-rsid="0557277b" style:font-size-asian="12pt" style:font-name-complex="David CLM" style:font-size-complex="12pt"/>
    </style:style>
    <style:style style:name="P62" style:family="paragraph" style:parent-style-name="Default_7e_LT_7e_Gliederung_20_1" style:list-style-name="L4">
      <style:paragraph-properties fo:text-align="end" style:justify-single-word="false" style:writing-mode="rl-tb"/>
      <style:text-properties fo:color="#000099" style:text-outline="false" style:text-line-through-style="none" style:text-line-through-type="none" style:font-name="David CLM" fo:font-size="12pt" fo:font-style="italic" fo:text-shadow="none" style:text-underline-style="none" fo:font-weight="normal" officeooo:paragraph-rsid="0557277b" style:letter-kerning="true" style:font-size-asian="12pt" style:font-style-asian="italic" style:font-weight-asian="normal" style:font-name-complex="David CLM" style:font-size-complex="12pt" style:text-emphasize="none"/>
    </style:style>
    <style:style style:name="P63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f09204" officeooo:paragraph-rsid="04f09204" style:letter-kerning="true" style:font-size-asian="12pt" style:font-style-asian="normal" style:font-weight-asian="normal" style:font-name-complex="David CLM" style:font-size-complex="12pt" style:text-emphasize="none"/>
    </style:style>
    <style:style style:name="P64" style:family="paragraph" style:parent-style-name="Default_7e_LT_7e_Gliederung_20_1">
      <style:paragraph-properties fo:text-align="center" style:justify-single-word="false" style:writing-mode="rl-tb"/>
      <style:text-properties style:use-window-font-color="true" fo:font-size="12pt" style:font-size-asian="12pt" style:font-size-complex="12pt"/>
    </style:style>
    <style:style style:name="P65" style:family="paragraph" style:parent-style-name="Default_7e_LT_7e_Gliederung_20_1">
      <style:paragraph-properties fo:text-align="center" style:justify-single-word="false" style:writing-mode="rl-tb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66" style:family="paragraph" style:parent-style-name="Default_7e_LT_7e_Gliederung_20_1" style:list-style-name="L1">
      <style:paragraph-properties fo:text-align="end" style:justify-single-word="false" style:writing-mode="rl-tb"/>
      <style:text-properties style:use-window-font-color="true" style:font-name="David CLM" fo:font-size="12pt" officeooo:rsid="04f09204" officeooo:paragraph-rsid="058ec304" style:font-size-asian="12pt" style:font-name-complex="David CLM" style:font-size-complex="12pt"/>
    </style:style>
    <style:style style:name="P67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68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5a532dd" style:font-size-asian="12pt" style:font-name-complex="David CLM" style:font-size-complex="12pt"/>
    </style:style>
    <style:style style:name="P69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f59c99" officeooo:paragraph-rsid="0567d69e" style:font-size-asian="12pt" style:font-name-complex="David CLM" style:font-size-complex="12pt"/>
    </style:style>
    <style:style style:name="P70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275ab8" officeooo:paragraph-rsid="052b474b" style:font-size-asian="12pt" style:font-name-complex="David CLM" style:font-size-complex="12pt"/>
    </style:style>
    <style:style style:name="P71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02d8f9" officeooo:paragraph-rsid="056c801c" style:font-size-asian="12pt" style:font-name-complex="David CLM" style:font-size-complex="12pt"/>
    </style:style>
    <style:style style:name="P7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453f4b" officeooo:paragraph-rsid="0579e2a8" style:font-size-asian="12pt" style:font-name-complex="David CLM" style:font-size-complex="12pt"/>
    </style:style>
    <style:style style:name="P73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579e2a8" officeooo:paragraph-rsid="0579e2a8" style:font-size-asian="12pt" style:font-name-complex="David CLM" style:font-size-complex="12pt"/>
    </style:style>
    <style:style style:name="P74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f09204" officeooo:paragraph-rsid="04f09204" style:font-size-asian="12pt" style:font-name-complex="David CLM" style:font-size-complex="12pt"/>
    </style:style>
    <style:style style:name="P7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4f09204" officeooo:paragraph-rsid="058ec304" style:font-size-asian="12pt" style:font-name-complex="David CLM" style:font-size-complex="12pt"/>
    </style:style>
    <style:style style:name="P7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57f0b54" officeooo:paragraph-rsid="057f0b5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77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rsid="05345321" officeooo:paragraph-rsid="0553a569" style:font-size-asian="12pt" style:font-name-complex="David CLM" style:font-size-complex="12pt"/>
    </style:style>
    <style:style style:name="P78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font-name="David CLM" fo:font-size="12pt" officeooo:rsid="05345321" officeooo:paragraph-rsid="05672cd4" style:font-size-asian="12pt" style:font-name-complex="David CLM" style:font-size-complex="12pt"/>
    </style:style>
    <style:style style:name="P79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80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5a532dd" style:font-size-asian="12pt" style:font-name-complex="David CLM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4ddf6bc"/>
    </style:style>
    <style:style style:name="T5" style:family="text">
      <style:text-properties officeooo:rsid="04e1a74c"/>
    </style:style>
    <style:style style:name="T6" style:family="text">
      <style:text-properties fo:font-style="normal" officeooo:rsid="04e74034" style:font-style-asian="normal" style:font-style-complex="normal"/>
    </style:style>
    <style:style style:name="T7" style:family="text">
      <style:text-properties officeooo:rsid="04e805b6"/>
    </style:style>
    <style:style style:name="T8" style:family="text">
      <style:text-properties fo:color="#000000"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text-position="-31% 100%" fo:font-style="italic" fo:text-shadow="none" style:text-underline-style="none" fo:font-weight="normal" officeooo:rsid="04ecb6aa" style:letter-kerning="true" style:font-style-asian="italic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9d028" style:letter-kerning="true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cb6aa" style:letter-kerning="true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d1752" style:letter-kerning="true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ee1cf1" style:letter-kerning="true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37f32" style:letter-kerning="true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803b4" style:letter-kerning="true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0b5222" style:letter-kerning="true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20aca" style:letter-kerning="true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41aba" style:letter-kerning="true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3edc8" style:letter-kerning="true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59c99" style:letter-kerning="true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763ac" style:letter-kerning="true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4c990" style:letter-kerning="true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8ec304" style:letter-kerning="true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2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803b4" style:letter-kerning="true" style:font-style-asian="normal" style:font-weight-asian="normal" style:font-style-complex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e0b56" style:letter-kerning="true" style:font-style-asian="normal" style:font-weight-asian="normal" style:font-style-complex="normal" style:text-emphasize="none"/>
    </style:style>
    <style:style style:name="T3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fe036" style:letter-kerning="true" style:font-style-asian="normal" style:font-weight-asian="normal" style:font-style-complex="normal" style:text-emphasize="none"/>
    </style:style>
    <style:style style:name="T3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0a153b" style:letter-kerning="true" style:font-style-asian="normal" style:font-weight-asian="normal" style:font-style-complex="normal" style:text-emphasize="none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5add7" style:letter-kerning="true" style:font-style-asian="normal" style:font-weight-asian="normal" style:font-style-complex="normal" style:text-emphasize="none"/>
    </style:style>
    <style:style style:name="T3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94dd2" style:letter-kerning="true" style:font-style-asian="normal" style:font-weight-asian="normal" style:font-style-complex="normal" style:text-emphasize="none"/>
    </style:style>
    <style:style style:name="T3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b474b" style:letter-kerning="true" style:font-style-asian="normal" style:font-weight-asian="normal" style:font-style-complex="normal" style:text-emphasize="none"/>
    </style:style>
    <style:style style:name="T3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4fc3ed4" style:letter-kerning="true" style:font-style-asian="normal" style:font-weight-asian="normal" style:font-style-complex="normal" style:text-emphasize="none"/>
    </style:style>
    <style:style style:name="T3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2d2011" style:letter-kerning="true" style:font-style-asian="normal" style:font-weight-asian="normal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69de88" style:letter-kerning="true" style:font-style-asian="normal" style:font-weight-asian="normal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69fdc8" style:letter-kerning="true" style:font-style-asian="normal" style:font-weight-asian="normal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6a788a" style:letter-kerning="true" style:font-style-asian="normal" style:font-weight-asian="normal" style:font-style-complex="normal" style:text-emphasize="none"/>
    </style:style>
    <style:style style:name="T4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56b2c8c" style:letter-kerning="true" style:font-style-asian="normal" style:font-weight-asian="normal" style:font-style-complex="normal" style:text-emphasize="none"/>
    </style:style>
    <style:style style:name="T41" style:family="text">
      <style:text-properties fo:color="#000000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e9d028" style:letter-kerning="true" style:font-style-asian="italic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eb2453" style:letter-kerning="true" style:font-style-asian="italic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ecb6aa" style:letter-kerning="true" style:font-style-asian="italic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font-style-complex="italic" style:text-emphasize="none"/>
    </style:style>
    <style:style style:name="T46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f803b4" style:letter-kerning="true" style:font-style-asian="italic" style:font-weight-asian="normal" style:font-style-complex="italic" style:text-emphasize="none"/>
    </style:style>
    <style:style style:name="T47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fe0b56" style:letter-kerning="true" style:font-style-asian="italic" style:font-weight-asian="normal" style:font-style-complex="italic" style:text-emphasize="none"/>
    </style:style>
    <style:style style:name="T48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f59c99" style:letter-kerning="true" style:font-style-asian="italic" style:font-weight-asian="normal" style:font-style-complex="italic" style:text-emphasize="none"/>
    </style:style>
    <style:style style:name="T49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5241aba" style:letter-kerning="true" style:font-style-asian="italic" style:font-weight-asian="normal" style:font-style-complex="italic" style:text-emphasize="none"/>
    </style:style>
    <style:style style:name="T50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52b474b" style:letter-kerning="true" style:font-style-asian="italic" style:font-weight-asian="normal" style:font-style-complex="italic" style:text-emphasize="none"/>
    </style:style>
    <style:style style:name="T51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4fc3ed4" style:letter-kerning="true" style:font-style-asian="italic" style:font-weight-asian="normal" style:font-style-complex="italic" style:text-emphasize="none"/>
    </style:style>
    <style:style style:name="T52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52d2011" style:letter-kerning="true" style:font-style-asian="italic" style:font-weight-asian="normal" style:font-style-complex="italic" style:text-emphasize="none"/>
    </style:style>
    <style:style style:name="T5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52e1bd7" style:letter-kerning="true" style:font-size-asian="12pt" style:font-style-asian="normal" style:font-weight-asian="normal" style:font-size-complex="12pt" style:font-style-complex="normal" style:text-emphasize="none"/>
    </style:style>
    <style:style style:name="T54" style:family="text">
      <style:text-properties fo:color="#000000" style:text-outline="false" style:text-line-through-style="none" style:text-line-through-type="none" style:text-position="sub 58%" fo:font-style="normal" fo:text-shadow="none" style:text-underline-style="none" fo:font-weight="normal" officeooo:rsid="05331108" style:letter-kerning="true" style:font-style-asian="normal" style:font-weight-asian="normal" style:font-style-complex="normal" style:text-emphasize="none"/>
    </style:style>
    <style:style style:name="T5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5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31108" style:letter-kerning="true" style:font-style-asian="normal" style:font-weight-asian="normal" style:font-style-complex="normal" style:text-emphasize="none"/>
    </style:style>
    <style:style style:name="T5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385d6" style:letter-kerning="true" style:font-style-asian="normal" style:font-weight-asian="normal" style:font-style-complex="normal" style:text-emphasize="none"/>
    </style:style>
    <style:style style:name="T5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34ff0c" style:letter-kerning="true" style:font-style-asian="normal" style:font-weight-asian="normal" style:font-style-complex="normal" style:text-emphasize="none"/>
    </style:style>
    <style:style style:name="T5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4167a" style:letter-kerning="true" style:font-style-asian="normal" style:font-weight-asian="normal" style:font-style-complex="normal" style:text-emphasize="none"/>
    </style:style>
    <style:style style:name="T60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6befa" style:letter-kerning="true" style:font-style-asian="normal" style:font-weight-asian="normal" style:font-style-complex="normal" style:text-emphasize="none"/>
    </style:style>
    <style:style style:name="T61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86e46" style:letter-kerning="true" style:font-style-asian="normal" style:font-weight-asian="normal" style:font-style-complex="normal" style:text-emphasize="none"/>
    </style:style>
    <style:style style:name="T62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9975c" style:letter-kerning="true" style:font-style-asian="normal" style:font-weight-asian="normal" style:font-style-complex="normal" style:text-emphasize="none"/>
    </style:style>
    <style:style style:name="T6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c93ec" style:letter-kerning="true" style:font-style-asian="normal" style:font-weight-asian="normal" style:font-style-complex="normal" style:text-emphasize="none"/>
    </style:style>
    <style:style style:name="T6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dc398" style:letter-kerning="true" style:font-style-asian="normal" style:font-weight-asian="normal" style:font-style-complex="normal" style:text-emphasize="none"/>
    </style:style>
    <style:style style:name="T6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be5f" style:letter-kerning="true" style:font-style-asian="normal" style:font-weight-asian="normal" style:font-style-complex="normal" style:text-emphasize="none"/>
    </style:style>
    <style:style style:name="T6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6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50ab25" style:letter-kerning="true" style:font-style-asian="normal" style:font-weight-asian="normal" style:font-style-complex="normal" style:text-emphasize="none"/>
    </style:style>
    <style:style style:name="T6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672cd4" style:letter-kerning="true" style:font-style-asian="normal" style:font-weight-asian="normal" style:font-style-complex="normal" style:text-emphasize="none"/>
    </style:style>
    <style:style style:name="T6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76b69d" style:letter-kerning="true" style:font-style-asian="normal" style:font-weight-asian="normal" style:font-style-complex="normal" style:text-emphasize="none"/>
    </style:style>
    <style:style style:name="T70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783ba1" style:letter-kerning="true" style:font-style-asian="normal" style:font-weight-asian="normal" style:font-style-complex="normal" style:text-emphasize="none"/>
    </style:style>
    <style:style style:name="T71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79e2a8" style:letter-kerning="true" style:font-style-asian="normal" style:font-weight-asian="normal" style:font-style-complex="normal" style:text-emphasize="none"/>
    </style:style>
    <style:style style:name="T72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7a8d5c" style:letter-kerning="true" style:font-style-asian="normal" style:font-weight-asian="normal" style:font-style-complex="normal" style:text-emphasize="none"/>
    </style:style>
    <style:style style:name="T7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7bb67f" style:letter-kerning="true" style:font-style-asian="normal" style:font-weight-asian="normal" style:font-style-complex="normal" style:text-emphasize="none"/>
    </style:style>
    <style:style style:name="T74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67258f" style:letter-kerning="true" style:font-style-asian="normal" style:font-weight-asian="normal" style:font-style-complex="normal" style:text-emphasize="none"/>
    </style:style>
    <style:style style:name="T75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7bc21b" style:letter-kerning="true" style:font-style-asian="normal" style:font-weight-asian="normal" style:font-style-complex="normal" style:text-emphasize="none"/>
    </style:style>
    <style:style style:name="T7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7d179f" style:letter-kerning="true" style:font-style-asian="normal" style:font-weight-asian="normal" style:font-style-complex="normal" style:text-emphasize="none"/>
    </style:style>
    <style:style style:name="T77" style:family="text">
      <style:text-properties fo:color="#000000" style:text-outline="false" style:text-line-through-style="none" style:text-line-through-type="none" style:text-position="0% 100%" fo:font-style="italic" fo:text-shadow="none" style:text-underline-style="none" fo:font-weight="normal" officeooo:rsid="04ecb6aa" style:letter-kerning="true" style:font-style-asian="italic" style:font-weight-asian="normal" style:font-style-complex="normal" style:text-emphasize="none"/>
    </style:style>
    <style:style style:name="T78" style:family="text">
      <style:text-properties fo:color="#000000"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font-style-complex="italic" style:text-emphasize="none"/>
    </style:style>
    <style:style style:name="T79" style:family="text">
      <style:text-properties fo:color="#000000" style:text-outline="false" style:text-line-through-style="none" style:text-line-through-type="none" style:text-position="0% 100%" fo:font-style="italic" fo:text-shadow="none" style:text-underline-style="none" fo:font-weight="normal" officeooo:rsid="0576b69d" style:letter-kerning="true" style:font-style-asian="italic" style:font-weight-asian="normal" style:font-style-complex="italic" style:text-emphasize="none"/>
    </style:style>
    <style:style style:name="T80" style:family="text">
      <style:text-properties fo:color="#000000" style:text-outline="false" style:text-line-through-style="none" style:text-line-through-type="none" style:text-position="0% 100%" fo:font-style="italic" fo:text-shadow="none" style:text-underline-style="none" fo:font-weight="normal" officeooo:rsid="0579e2a8" style:letter-kerning="true" style:font-style-asian="italic" style:font-weight-asian="normal" style:font-style-complex="italic" style:text-emphasize="none"/>
    </style:style>
    <style:style style:name="T81" style:family="text">
      <style:text-properties fo:color="#000000" style:text-outline="false" style:text-line-through-style="none" style:text-line-through-type="none" style:text-position="0% 100%" fo:font-style="italic" fo:text-shadow="none" style:text-underline-style="none" fo:font-weight="normal" officeooo:rsid="054c93ec" style:letter-kerning="true" style:font-style-asian="italic" style:font-weight-asian="normal" style:font-style-complex="italic" style:text-emphasize="none"/>
    </style:style>
    <style:style style:name="T82" style:family="text">
      <style:text-properties fo:color="#000000" style:text-outline="false" style:text-line-through-style="none" style:text-line-through-type="none" style:text-position="0% 100%" fo:language="en" fo:country="US" fo:font-style="normal" fo:text-shadow="none" style:text-underline-style="none" fo:font-weight="normal" officeooo:rsid="05672cd4" style:letter-kerning="true" style:font-style-asian="normal" style:font-weight-asian="normal" style:font-style-complex="normal" style:text-emphasize="none"/>
    </style:style>
    <style:style style:name="T83" style:family="text">
      <style:text-properties fo:color="#000000" style:text-outline="false" style:text-line-through-style="none" style:text-line-through-type="none" style:font-name="Liberation Sans1" fo:font-size="36pt" fo:font-style="normal" fo:text-shadow="none" style:text-underline-style="none" fo:font-weight="bold" officeooo:rsid="0559739a" style:letter-kerning="true" style:font-size-asian="36pt" style:font-style-asian="normal" style:font-weight-asian="bold" style:text-emphasize="none"/>
    </style:style>
    <style:style style:name="T84" style:family="text">
      <style:text-properties fo:color="#0000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85" style:family="text">
      <style:text-properties fo:color="#000000" style:text-outline="false" style:text-line-through-style="none" style:text-line-through-type="none" style:font-name="Liberation Sans1" fo:font-size="36pt" fo:font-style="normal" fo:text-shadow="none" style:text-underline-style="none" fo:font-weight="normal" officeooo:rsid="0559739a" style:letter-kerning="true" style:font-size-asian="36pt" style:font-style-asian="normal" style:font-weight-asian="normal" style:text-emphasize="none"/>
    </style:style>
    <style:style style:name="T86" style:family="text"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size-asian="36pt" style:font-style-asian="italic" style:font-weight-asian="normal" style:text-emphasize="none"/>
    </style:style>
    <style:style style:name="T87" style:family="text"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59739a" style:letter-kerning="true" style:font-size-asian="36pt" style:font-style-asian="italic" style:font-weight-asian="normal" style:text-emphasize="none"/>
    </style:style>
    <style:style style:name="T88" style:family="text"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5b4aee" style:letter-kerning="true" style:font-size-asian="36pt" style:font-style-asian="italic" style:font-weight-asian="normal" style:text-emphasize="none"/>
    </style:style>
    <style:style style:name="T89" style:family="text"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5bc873" style:letter-kerning="true" style:font-size-asian="36pt" style:font-style-asian="italic" style:font-weight-asian="normal" style:text-emphasize="none"/>
    </style:style>
    <style:style style:name="T90" style:family="text"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5dafb1" style:letter-kerning="true" style:font-size-asian="36pt" style:font-style-asian="italic" style:font-weight-asian="normal" style:text-emphasize="none"/>
    </style:style>
    <style:style style:name="T91" style:family="text"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5f157d" style:letter-kerning="true" style:font-size-asian="36pt" style:font-style-asian="italic" style:font-weight-asian="normal" style:text-emphasize="none"/>
    </style:style>
    <style:style style:name="T92" style:family="text">
      <style:text-properties fo:color="#000000" style:text-outline="false" style:text-line-through-style="none" style:text-line-through-type="none" style:font-name="Liberation Sans1" fo:font-size="36pt" fo:font-style="italic" fo:text-shadow="none" style:text-underline-style="none" fo:font-weight="normal" officeooo:rsid="0566afbf" style:letter-kerning="true" style:font-size-asian="36pt" style:font-style-asian="italic" style:font-weight-asian="normal" style:text-emphasize="none"/>
    </style:style>
    <style:style style:name="T93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4f37f32" style:letter-kerning="true" style:font-style-asian="normal" style:font-weight-asian="normal" style:text-emphasize="none"/>
    </style:style>
    <style:style style:name="T94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95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bold" officeooo:rsid="04f37f32" style:letter-kerning="true" style:font-style-asian="normal" style:font-weight-asian="bold" style:font-weight-complex="bold" style:text-emphasize="none"/>
    </style:style>
    <style:style style:name="T9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56a788a" style:letter-kerning="true" style:font-style-asian="normal" style:font-weight-asian="normal" style:font-style-complex="normal" style:text-emphasize="none"/>
    </style:style>
    <style:style style:name="T9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56dfe1f" style:letter-kerning="true" style:font-style-asian="normal" style:font-weight-asian="normal" style:font-style-complex="normal" style:text-emphasize="none"/>
    </style:style>
    <style:style style:name="T9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56f7ae5" style:letter-kerning="true" style:font-style-asian="normal" style:font-weight-asian="normal" style:font-style-complex="normal" style:text-emphasize="none"/>
    </style:style>
    <style:style style:name="T99" style:family="text">
      <style:text-properties fo:color="#000000" style:font-name="Courier New" fo:font-size="11.5pt" fo:font-style="normal" fo:font-weight="normal" style:font-size-asian="11.5pt" style:font-style-asian="normal" style:font-weight-asian="normal"/>
    </style:style>
    <style:style style:name="T100" style:family="text">
      <style:text-properties fo:color="#000000" style:font-name="Courier New" fo:font-size="11.5pt" fo:font-style="normal" fo:font-weight="normal" officeooo:rsid="05709307" style:font-size-asian="11.5pt" style:font-style-asian="normal" style:font-weight-asian="normal"/>
    </style:style>
    <style:style style:name="T101" style:family="text">
      <style:text-properties fo:color="#000000" style:font-name="Courier New" fo:font-size="11.5pt" fo:font-style="normal" fo:font-weight="bold" style:font-size-asian="11.5pt" style:font-style-asian="normal" style:font-weight-asian="bold" style:font-weight-complex="bold"/>
    </style:style>
    <style:style style:name="T102" style:family="text">
      <style:text-properties fo:color="#000000" fo:font-style="normal" fo:font-weight="normal" style:font-style-asian="normal" style:font-weight-asian="normal"/>
    </style:style>
    <style:style style:name="T103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4e5433c" style:letter-kerning="true" style:font-style-asian="normal" style:font-weight-asian="bold" style:font-weight-complex="bold" style:text-emphasize="none"/>
    </style:style>
    <style:style style:name="T104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58d29c6" style:letter-kerning="true" style:font-style-asian="normal" style:font-weight-asian="bold" style:font-weight-complex="bold" style:text-emphasize="none"/>
    </style:style>
    <style:style style:name="T10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4e5433c" style:letter-kerning="true" style:font-style-asian="normal" style:font-weight-asian="normal" style:text-emphasize="none"/>
    </style:style>
    <style:style style:name="T106" style:family="text">
      <style:text-properties style:use-window-font-color="true" style:text-outline="false" style:text-line-through-style="none" style:text-line-through-type="none" fo:font-style="italic" fo:text-shadow="none" style:text-underline-style="none" fo:font-weight="normal" officeooo:rsid="04e5433c" style:letter-kerning="true" style:font-style-asian="italic" style:font-weight-asian="normal" style:text-emphasize="none"/>
    </style:style>
    <style:style style:name="T107" style:family="text">
      <style:text-properties style:use-window-font-color="true" style:text-outline="false" style:text-line-through-style="none" style:text-line-through-type="none" style:font-name="David CLM" fo:font-style="normal" fo:text-shadow="none" style:text-underline-style="none" fo:font-weight="normal" officeooo:rsid="05900a82" style:letter-kerning="true" style:font-style-asian="normal" style:font-weight-asian="normal" style:font-name-complex="David CLM" style:text-emphasize="none"/>
    </style:style>
    <style:style style:name="T108" style:family="text">
      <style:text-properties style:use-window-font-color="true" style:text-outline="false" style:text-line-through-style="none" style:text-line-through-type="none" style:font-name="David CLM" fo:font-style="normal" fo:text-shadow="none" style:text-underline-style="none" fo:font-weight="normal" officeooo:rsid="05a1ed55" style:letter-kerning="true" style:font-style-asian="normal" style:font-weight-asian="normal" style:font-name-complex="David CLM" style:text-emphasize="none"/>
    </style:style>
    <style:style style:name="T109" style:family="text">
      <style:text-properties officeooo:rsid="05427bce"/>
    </style:style>
    <style:style style:name="T110" style:family="text">
      <style:text-properties fo:color="#000099" style:text-outline="false" style:text-line-through-style="none" style:text-line-through-type="none" style:text-position="0% 100%" fo:font-style="normal" fo:text-shadow="none" style:text-underline-style="none" fo:font-weight="normal" officeooo:rsid="0557277b" style:letter-kerning="true" style:font-style-asian="normal" style:font-weight-asian="normal" style:font-style-complex="normal" style:text-emphasize="none"/>
    </style:style>
    <style:style style:name="T111" style:family="text">
      <style:text-properties fo:color="#000099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12" style:family="text">
      <style:text-properties fo:color="#000099" style:text-outline="false" style:text-line-through-style="none" style:text-line-through-type="none" fo:font-style="normal" fo:text-shadow="none" style:text-underline-style="none" fo:font-weight="normal" officeooo:rsid="05415ffa" style:letter-kerning="true" style:font-style-asian="normal" style:font-weight-asian="normal" style:text-emphasize="none"/>
    </style:style>
    <style:style style:name="T113" style:family="text">
      <style:text-properties fo:color="#000099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114" style:family="text">
      <style:text-properties fo:color="#000099" style:text-outline="false" style:text-line-through-style="none" style:text-line-through-type="none" fo:font-style="italic" fo:text-shadow="none" style:text-underline-style="none" fo:font-weight="normal" officeooo:rsid="05415ffa" style:letter-kerning="true" style:font-style-asian="italic" style:font-weight-asian="normal" style:text-emphasize="none"/>
    </style:style>
    <style:style style:name="T115" style:family="text">
      <style:text-properties officeooo:rsid="05578ca2"/>
    </style:style>
    <style:style style:name="T116" style:family="text">
      <style:text-properties style:font-name="Times New Roman" fo:font-size="12pt" fo:font-style="normal" officeooo:rsid="04e0a58e" style:font-size-asian="12pt" style:font-style-asian="normal" style:font-name-complex="David CLM" style:font-size-complex="12pt" style:font-style-complex="normal"/>
    </style:style>
    <style:style style:name="T117" style:family="text">
      <style:text-properties style:font-name="Times New Roman" fo:font-style="normal" style:font-style-asian="normal" style:font-style-complex="normal"/>
    </style:style>
    <style:style style:name="T118" style:family="text">
      <style:text-properties style:font-name="Times New Roman" fo:font-style="normal" officeooo:rsid="056149b3" style:font-style-asian="normal" style:font-style-complex="normal"/>
    </style:style>
    <style:style style:name="T119" style:family="text">
      <style:text-properties fo:language="en" fo:country="US"/>
    </style:style>
    <style:style style:name="T120" style:family="text">
      <style:text-properties fo:language="en" fo:country="US" officeooo:rsid="0594ca79"/>
    </style:style>
    <style:style style:name="T121" style:family="text">
      <style:text-properties fo:language="en" fo:country="US" officeooo:rsid="0598053c"/>
    </style:style>
    <style:style style:name="T122" style:family="text">
      <style:text-properties fo:language="en" fo:country="US" officeooo:rsid="05985305"/>
    </style:style>
    <style:style style:name="T123" style:family="text">
      <style:text-properties fo:language="en" fo:country="US" officeooo:rsid="0599a10c"/>
    </style:style>
    <style:style style:name="T124" style:family="text">
      <style:text-properties fo:language="en" fo:country="US" officeooo:rsid="0599d583"/>
    </style:style>
    <style:style style:name="T125" style:family="text">
      <style:text-properties fo:language="en" fo:country="US" officeooo:rsid="059d19cf"/>
    </style:style>
    <style:style style:name="T126" style:family="text">
      <style:text-properties fo:language="en" fo:country="US" officeooo:rsid="059d94a5"/>
    </style:style>
    <style:style style:name="T127" style:family="text">
      <style:text-properties fo:language="en" fo:country="US" fo:font-weight="bold" style:font-weight-asian="bold" style:font-weight-complex="bold"/>
    </style:style>
    <style:style style:name="T128" style:family="text">
      <style:text-properties fo:language="en" fo:country="US" fo:font-weight="bold" officeooo:rsid="059d19cf" style:font-weight-asian="bold" style:font-weight-complex="bold"/>
    </style:style>
    <style:style style:name="T129" style:family="text">
      <style:text-properties fo:language="en" fo:country="US" officeooo:rsid="059eeea4"/>
    </style:style>
    <style:style style:name="T130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officeooo:rsid="0592072e" style:letter-kerning="true" style:font-style-asian="normal" style:font-weight-asian="normal" style:text-emphasize="none"/>
    </style:style>
    <style:style style:name="T13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officeooo:rsid="05a5d5f7" style:letter-kerning="true" style:font-style-asian="normal" style:font-weight-asian="normal" style:text-emphasize="none"/>
    </style:style>
    <style:style style:name="T13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officeooo:rsid="05a7f345" style:letter-kerning="true" style:font-style-asian="normal" style:font-weight-asian="normal" style:text-emphasize="none"/>
    </style:style>
    <style:style style:name="T133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officeooo:rsid="05a532dd" style:letter-kerning="true" style:font-style-asian="italic" style:font-weight-asian="normal" style:text-emphasize="none"/>
    </style:style>
    <style:style style:name="T13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135" style:family="text">
      <style:text-properties style:text-outline="false" style:text-line-through-style="none" style:text-line-through-type="none" style:font-name="Liberation Sans1" fo:font-style="normal" fo:text-shadow="none" style:text-underline-style="none" style:letter-kerning="true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37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38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39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40" style:family="text">
      <style:text-properties style:text-outline="false" style:text-line-through-style="none" style:text-line-through-type="none" fo:font-style="normal" fo:text-shadow="none" style:text-underline-style="none" fo:font-weight="normal" officeooo:rsid="05a532dd" style:letter-kerning="true" style:font-style-asian="normal" style:font-weight-asian="normal" style:text-emphasize="none"/>
    </style:style>
    <style:style style:name="T141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142" style:family="text">
      <style:text-properties style:text-outline="false" style:text-line-through-style="none" style:text-line-through-type="none" fo:font-style="italic" fo:text-shadow="none" style:text-underline-style="none" fo:font-weight="normal" officeooo:rsid="05a532dd" style:letter-kerning="true" style:font-style-asian="italic" style:font-weight-asian="normal" style:text-emphasize="none"/>
    </style:style>
    <style:style style:name="T143" style:family="text">
      <style:text-properties fo:color="#000080" style:font-name="Courier New" fo:font-size="11.5pt" fo:font-style="normal" fo:font-weight="bold" style:font-size-asian="11.5pt" style:font-style-asian="normal" style:font-weight-asian="bold"/>
    </style:style>
    <style:style style:name="T144" style:family="text">
      <style:text-properties fo:color="#000080" style:font-name="Courier New" fo:font-size="11.5pt" fo:font-style="normal" fo:font-weight="normal" style:font-size-asian="11.5pt" style:font-style-asian="normal" style:font-weight-asian="normal"/>
    </style:style>
    <style:style style:name="T145" style:family="text">
      <style:text-properties fo:color="#000080" style:text-outline="false" style:text-line-through-style="none" style:text-line-through-type="none" style:font-name="Courier New" fo:font-size="11.5pt" fo:language="en" fo:country="US" fo:font-style="normal" fo:text-shadow="none" style:text-underline-style="none" fo:font-weight="bold" officeooo:rsid="056dfe1f" style:letter-kerning="true" style:font-size-asian="11.5pt" style:font-style-asian="normal" style:font-weight-asian="bold" style:font-style-complex="normal" style:text-emphasize="none"/>
    </style:style>
    <style:style style:name="T146" style:family="text">
      <style:text-properties fo:color="#008080" style:font-name="Courier New" fo:font-size="11.5pt" fo:font-style="normal" fo:font-weight="bold" style:font-size-asian="11.5pt" style:font-style-asian="normal" style:font-weight-asian="bold"/>
    </style:style>
    <style:style style:name="T147" style:family="text">
      <style:text-properties fo:color="#008080" style:font-name="Courier New" fo:font-size="11.5pt" fo:language="en" fo:country="US" fo:font-style="normal" fo:font-weight="bold" officeooo:rsid="056dfe1f" style:font-size-asian="11.5pt" style:font-style-asian="normal" style:font-weight-asian="bold"/>
    </style:style>
    <style:style style:name="T148" style:family="text">
      <style:text-properties fo:color="#008080" style:font-name="Courier New" fo:font-size="11.5pt" fo:language="en" fo:country="US" fo:font-style="normal" fo:font-weight="bold" officeooo:rsid="05709307" style:font-size-asian="11.5pt" style:font-style-asian="normal" style:font-weight-asian="bold"/>
    </style:style>
    <style:style style:name="T149" style:family="text">
      <style:text-properties fo:color="#808080" style:font-name="Courier New" fo:font-size="11.5pt" fo:font-style="italic" fo:font-weight="normal" style:font-size-asian="11.5pt" style:font-style-asian="italic" style:font-weight-asian="normal"/>
    </style:style>
    <style:style style:name="T150" style:family="text">
      <style:text-properties fo:color="#660099" style:font-name="Courier New" fo:font-size="11.5pt" fo:font-style="normal" fo:font-weight="normal" style:font-size-asian="11.5pt" style:font-style-asian="normal" style:font-weight-asian="normal"/>
    </style:style>
    <style:style style:name="T151" style:family="text">
      <style:text-properties fo:color="#0000ff" style:font-name="Courier New" fo:font-size="11.5pt" fo:language="en" fo:country="US" fo:font-style="normal" fo:font-weight="normal" officeooo:rsid="056dfe1f" style:font-size-asian="11.5pt" style:font-style-asian="normal" style:font-weight-asian="normal"/>
    </style:style>
    <style:style style:name="T152" style:family="text">
      <style:text-properties fo:color="#0000ff" style:font-name="Courier New" fo:font-size="11.5pt" fo:language="en" fo:country="US" fo:font-style="normal" fo:font-weight="normal" officeooo:rsid="05709307" style:font-size-asian="11.5pt" style:font-style-asian="normal" style:font-weight-asian="normal"/>
    </style:style>
    <style:style style:name="T153" style:family="text">
      <style:text-properties officeooo:rsid="058b8c69"/>
    </style:style>
    <style:style style:name="T154" style:family="text">
      <style:text-properties fo:font-weight="normal" style:font-weight-asian="normal"/>
    </style:style>
    <style:style style:name="T155" style:family="text">
      <style:text-properties style:font-name="Liberation Sans1" fo:font-weight="bold" style:font-weight-asian="bold" style:font-weight-complex="bold"/>
    </style:style>
    <style:style style:name="T156" style:family="text">
      <style:text-properties style:font-name="Liberation Sans1"/>
    </style:style>
    <style:style style:name="T157" style:family="text">
      <style:text-properties style:font-name="Liberation Sans1" fo:font-style="italic" style:font-style-asian="italic"/>
    </style:style>
    <style:style style:name="T158" style:family="text">
      <style:text-properties style:text-position="-31% 100%" fo:font-style="italic" style:font-style-asian="italic"/>
    </style:style>
    <style:style style:name="T159" style:family="text">
      <style:text-properties officeooo:rsid="05900a82"/>
    </style:style>
    <style:style style:name="T160" style:family="text">
      <style:text-properties officeooo:rsid="0594ca7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>אלגוריתמים לחלוקה הוגנת של שכר דירה<text:span text:style-name="T4"> - המשך</text:span></text:h>
      <text:p text:style-name="P3">המודל <text:span text:style-name="T4">הקרדינלי</text:span></text:p>
      <text:p text:style-name="P17">במודל הקרדינלי, כל אחד מהשותפים מייחס <text:span text:style-name="T1">ערך מספרי </text:span>לכל חדר<text:span text:style-name="T5">, המשקף את הסכום המירבי (לחודש) שהוא מוכן לשלם עבור החדר. ההנחות הן:</text:span></text:p>
      <text:list xml:id="list356458069" text:style-name="L6">
        <text:list-item>
          <text:p text:style-name="P37">החדרים הם סבירים - סכום הערכים שכל שותף מייחס לכל החדרים שווה לפחות כמו שכר-הדירה הכולל.</text:p>
        </text:list-item>
        <text:list-item>
          <text:p text:style-name="P37">הדיירים הם <text:span text:style-name="T2">קוואזי-ליניאריים </text:span>- אם דייר חושב שחדר מסויים שווה v, ושכר-הדירה על החדר הזה הוא p, אז ה<text:span text:style-name="T2">תועלת </text:span>של הדייר (= רמת השמחה שלו) היא v פחות p.</text:p>
        </text:list-item>
      </text:list>
      <text:p text:style-name="P18"><text:span text:style-name="T6">במודל זה, </text:span><text:span text:style-name="T2">חלוקה ללא קנאה </text:span>היא חלוקה שבה כל שותף מקבל חדר עם תג-מחיר, כך שהתועלת של כל שותף מהחדר שלו גדולה לפחות כמו התועלת שלו מכל חדר אחר (ֻבהינתן המחירים).</text:p>
      <text:p text:style-name="P38">הנחת הקוואזי-ליניאריות בדרך-כלל סותרת את "הנחת הדיירים העניים" מהמודל האורדינלי<text:span text:style-name="T2"> (מדוע?)</text:span>.<text:span text:style-name="T7"> לכן, אלגוריתם סימונס-סו לא יעבוד.</text:span></text:p>
      <text:p text:style-name="P58">הוכחת קיום</text:p>
      <text:p text:style-name="P44">[שימו לב: ההוכחה שונה מההוכחה שניתנה בהרצאה. היא אמורה להיות ברורה יותר]</text:p>
      <text:p text:style-name="P45">לפני שנתחיל לפתח אלגוריתם חדש, צריך קודם להוכיח שתמיד קיימת חלוקה ללא קנאה, גם במודל הקוואזי-ליניארי. <text:span text:style-name="T160">במקום הנחת הדיירים העניים, נשתמש בתכונה אחרת שתמיד קיימת במודל הקוואזי-ליניארי: קיים מספר כלשהו </text:span><text:span text:style-name="T120">T, כך שאף דייר לא רוצה לקחת חדר שמחירו T או יותר.</text:span></text:p>
      <text:p text:style-name="P46"><text:span text:style-name="T120">מדוע </text:span><text:span text:style-name="T119">זה נכון? כי הבעיה סופית, ולכן קיים חסם עליון על הערכים שהדיירים מייחסים לחדרי</text:span><text:span text:style-name="T121">ם</text:span><text:span text:style-name="T119">. </text:span><text:span text:style-name="T121">נניח </text:span><text:span text:style-name="T122">שהחסם הזה הוא T; אז כל חדר שמחירו T נותן תועלת שלילית – ואף דייר לא רוצה לקבל תועלת שלילית.</text:span></text:p>
      <text:p text:style-name="P47"><text:span text:style-name="T122">ע</text:span><text:span text:style-name="T119">כשיו, לצורך הוכחת הקיום נשתמש באותה שיטה של סימונס וסו – שיטת המשולשונים – רק שהפעם נייחס לכל נקודה במשולש </text:span><text:span text:style-name="T123">ערך אחר: לנקודה (x1,…,xn) נייחס וקטור מחירים (p1,…,pn), </text:span><text:span text:style-name="T124">כאשר לכל i:</text:span></text:p>
      <text:p text:style-name="P41"><text:span text:style-name="T124">p</text:span><text:span text:style-name="T119">i = T – (Tn-R)*xi</text:span></text:p>
      <text:p text:style-name="P48"><text:span text:style-name="T119">[כזכור, n הוא מספר הדיירים ו-R הוא שכר-הדירה הכולל].</text:span></text:p>
      <text:p text:style-name="P50"><text:span text:style-name="T119">עבור כל נקודה בסימפלקס, סכום המחירים הוא בדיוק R – כי הסכום של כל ה -xi הוא בדיוק 1. לכל i שעבורו xi=0, המחיר pi=T. </text:span><text:span text:style-name="T125">כיוון שאף דייר לא רוצה חדר שמחירו T, מתקיים התנאי של ספרנר: </text:span><text:span text:style-name="T126">כל דייר בוחר, בכל קודקוד, חדר i שעבורו xi &gt; 0. לכן קיים משולשון המייצג חלוקה ללא-קנאה-בקירוב. אם מחלקים למשולשונים יותר ויותר קטנים, מקבלים סדרה אינסופית המתכנסת לנקודה המייצגת חלוקה ללא קנאה.</text:span></text:p>
      <text:p text:style-name="P50"><text:span text:style-name="T128">שימו לב</text:span><text:span text:style-name="T125">: הפעם יכולים להיות גם מחירים שליליים. </text:span><text:span text:style-name="T129">מבחינת האלגוריתם זה לא מהווה בעיה: אפשר להציג לכל דייר וקטור הכולל גם מחירים שליליים, ולשאול אותו איזה חדר הוא מעדיף. בהחלט ייתכן שדיירים קוואזי-ליניאריים יעדיפו חדר עם מחיר שלילי על-פני חדר עם מחיר חיובי. לדוגמה: מציעים לכם לגור </text:span><text:soft-page-break/><text:span text:style-name="T129">במרתף טחוב תמורת מינוס 5 ש”ח לחודש (כלומר לקבל 5 ש”ח לחודש על כך שאתם מסכימים לגור שם), או לגור בחדר-שינה מרווח תמורת פלוס 100 ש"ח לחודש. אנשים רבים יעדיפו את האפשרות השניה.</text:span></text:p>
      <text:p text:style-name="P51"><text:span text:style-name="T129">ל</text:span><text:span text:style-name="T119">סיכום, אנחנו יודעים שקיימת חלוקה ללא קנאה, אבל עדיין אין לנו אלגוריתם </text:span><text:span text:style-name="T127">יעיל </text:span><text:span text:style-name="T119">המוצא חלוקה כזאת; אלגוריתם הסימפלקסונים מוצא חלוקה ללא קנאה רק בקירוב. בהמשך נציג אלגוריתם המוצא חלוקה ללא קנאה במדוייק.</text:span></text:p>
      <text:p text:style-name="P49"><text:span text:style-name="T119"/></text:p>
      <text:p text:style-name="P57">הגינות ויעילות</text:p>
      <text:p text:style-name="P43"><text:span text:style-name="T108">האלגוריתם שנציג מסתמך על </text:span><text:span text:style-name="T107">Sung and Vlach, 2004.</text:span></text:p>
      <text:p text:style-name="P42">כהכנה לאלגוריתם, נוכיח <text:span text:style-name="T153">שני</text:span> משפט<text:span text:style-name="T153">ים</text:span> המקשר<text:span text:style-name="T153">ים</text:span> בין הגינות ליעילות בבעיית חלוקת החדרים. </text:p>
      <text:p text:style-name="P9"><text:span text:style-name="T103">משפט </text:span><text:span text:style-name="T104">1</text:span><text:span text:style-name="T105">: </text:span><text:span text:style-name="T106">בכל</text:span><text:span text:style-name="T105"> השמה ללא קנאה, סכום הערכים של הדיירים בחדרים שהם גרים בהם הוא מקסימלי.</text:span></text:p>
      <text:p text:style-name="P9"><text:span text:style-name="T10">הוכחה</text:span><text:span text:style-name="T11">: תהי X השמת-חדרים ללא קנאה.</text:span><text:span text:style-name="T12"> </text:span><text:span text:style-name="T11">תהי Y השמה אחרת כלשהי. לפי הגדרת קנאה:</text:span></text:p>
      <text:p text:style-name="P21"><text:span text:style-name="T41">V</text:span><text:span text:style-name="T8">i</text:span><text:span text:style-name="T41">(X</text:span><text:span text:style-name="T8">i</text:span><text:span text:style-name="T41">) – P(X</text:span><text:span text:style-name="T8">i</text:span><text:span text:style-name="T41">) </text:span><text:span text:style-name="T42"><text:s/></text:span><text:span text:style-name="T41">≥</text:span><text:span text:style-name="T42"> </text:span><text:span text:style-name="T41"><text:s/>V</text:span><text:span text:style-name="T8">i</text:span><text:span text:style-name="T41">(Y</text:span><text:span text:style-name="T8">i</text:span><text:span text:style-name="T41">) – P(Y</text:span><text:span text:style-name="T8">i</text:span><text:span text:style-name="T41">)</text:span></text:p>
      <text:p text:style-name="P22"><text:span text:style-name="T11">נסכום על כל הדיירים, </text:span><text:span text:style-name="T41">i</text:span><text:span text:style-name="T11"> בין 1 ל-</text:span><text:span text:style-name="T41">n</text:span><text:span text:style-name="T11">:</text:span></text:p>
      <text:p text:style-name="P32"><text:span text:style-name="T41">∑(V</text:span><text:span text:style-name="T8">i</text:span><text:span text:style-name="T41">(X</text:span><text:span text:style-name="T8">i</text:span><text:span text:style-name="T41">) – P(X</text:span><text:span text:style-name="T8">i</text:span><text:span text:style-name="T41">)) </text:span><text:span text:style-name="T43"><text:s/></text:span><text:span text:style-name="T41">≥</text:span><text:span text:style-name="T43"> </text:span><text:span text:style-name="T41"><text:s/>∑(V</text:span><text:span text:style-name="T8">i</text:span><text:span text:style-name="T41">(Y</text:span><text:span text:style-name="T8">i</text:span><text:span text:style-name="T41">) – P(Y</text:span><text:span text:style-name="T8">i</text:span><text:span text:style-name="T41">))</text:span></text:p>
      <text:p text:style-name="P32"><text:span text:style-name="T41">∑V</text:span><text:span text:style-name="T8">i</text:span><text:span text:style-name="T41">(X</text:span><text:span text:style-name="T8">i</text:span><text:span text:style-name="T41">) – ∑P(X</text:span><text:span text:style-name="T8">i</text:span><text:span text:style-name="T41">) ≥ ∑V</text:span><text:span text:style-name="T8">i</text:span><text:span text:style-name="T41">(Y</text:span><text:span text:style-name="T8">i</text:span><text:span text:style-name="T41">) – ∑P(Y</text:span><text:span text:style-name="T8">i</text:span><text:span text:style-name="T41">)</text:span></text:p>
      <text:p text:style-name="P22"><text:span text:style-name="T26">בשני</text:span><text:span text:style-name="T10"> </text:span><text:span text:style-name="T11">הצדדים, סכום המחירים שווה למחיר הדירה.</text:span><text:span text:style-name="T13"> לכן אפשר לצמצם אותו ומקבלים:</text:span></text:p>
      <text:p text:style-name="P33"><text:span text:style-name="T44">∑V</text:span><text:span text:style-name="T9">i</text:span><text:span text:style-name="T44">(X</text:span><text:span text:style-name="T9">i</text:span><text:span text:style-name="T44">) ≥ ∑V</text:span><text:span text:style-name="T9">i</text:span><text:span text:style-name="T44">(Y</text:span><text:span text:style-name="T9">i</text:span><text:span text:style-name="T44">)</text:span></text:p>
      <text:p text:style-name="P23"><text:span text:style-name="T14">מכאן</text:span><text:span text:style-name="T18">:</text:span><text:span text:style-name="T14"> בהשמה X, סכום הערכים גדול לפחות כמו בהשמה Y</text:span><text:span text:style-name="T18">.</text:span><text:span text:style-name="T15"> ***</text:span></text:p>
      <text:p text:style-name="P24"><text:span text:style-name="T14">ש</text:span><text:span text:style-name="T11">ימו לב - יש הבדל בין הבעיה הזאת לבעיית חלוקת העוגה: בחלוקת העוגה, היינו צריכים לעבוד קשה כדי למצוא חלוקה שהיא גם ללא-קנאה וגם יעילה. כאן, </text:span><text:span text:style-name="T10">כל</text:span><text:span text:style-name="T11"> חלוקה ללא-קנאה היא יעילה. </text:span></text:p>
      <text:p text:style-name="P74"><text:span text:style-name="T16"/></text:p>
      <text:p text:style-name="P74"><text:span text:style-name="T16"/></text:p>
      <text:p text:style-name="P63"><text:span text:style-name="T155">משפט 2</text:span><text:span text:style-name="T156">: </text:span><text:span text:style-name="T157">כל</text:span><text:span text:style-name="T156"> וקטור-מחיר ללא קנאה, יישאר ללא-קנאה לכל השמה ממקסמת-סכום-ערכים.</text:span></text:p>
      <text:p text:style-name="P67"><text:span text:style-name="T138">הוכחה</text:span><text:span text:style-name="T139">: <text:s/>תהי </text:span><text:span text:style-name="T141">X,P</text:span><text:span text:style-name="T139"> השמת-חדרים ללא קנאה. לפי המשפט הקודם, </text:span><text:span text:style-name="T141">X</text:span><text:span text:style-name="T139"> ממקסמת סכום ערכים. תהי </text:span><text:span text:style-name="T141">Y</text:span><text:span text:style-name="T139"> השמה אחרת הממקסמת סכום ערכים:</text:span></text:p>
      <text:p text:style-name="P79"><text:span text:style-name="T141">∑V</text:span><text:span text:style-name="T136">i</text:span><text:span text:style-name="T139">(</text:span><text:span text:style-name="T141">X</text:span><text:span text:style-name="T136">i</text:span><text:span text:style-name="T139">)</text:span><text:span text:style-name="T141"> <text:s/>= </text:span><text:span text:style-name="T142">M</text:span><text:span text:style-name="T133">axSum =</text:span><text:span text:style-name="T141"> ∑V</text:span><text:span text:style-name="T136">i</text:span><text:span text:style-name="T139">(</text:span><text:span text:style-name="T141">Y</text:span><text:span text:style-name="T136">i</text:span><text:span text:style-name="T139">)</text:span></text:p>
      <text:p text:style-name="P68"><text:span text:style-name="T140">השיוויון נשאר גם כאשר </text:span><text:span text:style-name="T131">מפחיתים מכל ערך את מחיר החדר המתאים</text:span><text:span text:style-name="T139">:</text:span></text:p>
      <text:p text:style-name="P80"><text:span text:style-name="T141">∑</text:span><text:span text:style-name="T139">[</text:span><text:span text:style-name="T141">V</text:span><text:span text:style-name="T136">i</text:span><text:span text:style-name="T139">(</text:span><text:span text:style-name="T141">X</text:span><text:span text:style-name="T136">i</text:span><text:span text:style-name="T139">)-</text:span><text:span text:style-name="T141">P</text:span><text:span text:style-name="T139">(</text:span><text:span text:style-name="T141">X</text:span><text:span text:style-name="T136">i</text:span><text:span text:style-name="T139">)]</text:span><text:span text:style-name="T141"> <text:s/>= </text:span><text:span text:style-name="T142">M</text:span><text:span text:style-name="T133">axSum – TotalRent =</text:span><text:span text:style-name="T141"> <text:s/>∑</text:span><text:span text:style-name="T139">[</text:span><text:span text:style-name="T141">V</text:span><text:span text:style-name="T136">i</text:span><text:span text:style-name="T139">(</text:span><text:span text:style-name="T141">Y</text:span><text:span text:style-name="T136">i</text:span><text:span text:style-name="T139">)-</text:span><text:span text:style-name="T141">P</text:span><text:span text:style-name="T139">(</text:span><text:span text:style-name="T141">Y</text:span><text:span text:style-name="T136">i</text:span><text:span text:style-name="T139">)]</text:span></text:p>
      <text:p text:style-name="P67"><text:span text:style-name="T139">נתון ש-</text:span><text:span text:style-name="T141">X</text:span><text:span text:style-name="T139"> ללא קנאה. לכן לפי הגדרת קנאה, לכל </text:span><text:span text:style-name="T141">i</text:span><text:span text:style-name="T139">:</text:span></text:p>
      <text:p text:style-name="P79"><text:span text:style-name="T141">V</text:span><text:span text:style-name="T136">i</text:span><text:span text:style-name="T139">(</text:span><text:span text:style-name="T141">X</text:span><text:span text:style-name="T136">i</text:span><text:span text:style-name="T139">)</text:span><text:span text:style-name="T141"> – P</text:span><text:span text:style-name="T139">(</text:span><text:span text:style-name="T141">X</text:span><text:span text:style-name="T136">i</text:span><text:span text:style-name="T139">)</text:span><text:span text:style-name="T141"> ≥ V</text:span><text:span text:style-name="T136">i</text:span><text:span text:style-name="T139">(</text:span><text:span text:style-name="T141">Y</text:span><text:span text:style-name="T136">i</text:span><text:span text:style-name="T139">)</text:span><text:span text:style-name="T141"> – P</text:span><text:span text:style-name="T139">(</text:span><text:span text:style-name="T141">Y</text:span><text:span text:style-name="T136">i</text:span><text:span text:style-name="T139">)</text:span></text:p>
      <text:p text:style-name="P67"><text:span text:style-name="T139">נסכום על כל הדיירים, </text:span><text:span text:style-name="T141">i</text:span><text:span text:style-name="T139"> בין 1 ל-</text:span><text:span text:style-name="T141">n</text:span><text:span text:style-name="T139">:</text:span></text:p>
      <text:p text:style-name="P79"><text:soft-page-break/><text:span text:style-name="T141">∑</text:span><text:span text:style-name="T139">[</text:span><text:span text:style-name="T141">V</text:span><text:span text:style-name="T136">i</text:span><text:span text:style-name="T139">(</text:span><text:span text:style-name="T141">X</text:span><text:span text:style-name="T136">i</text:span><text:span text:style-name="T139">)-</text:span><text:span text:style-name="T141">P</text:span><text:span text:style-name="T139">(</text:span><text:span text:style-name="T141">X</text:span><text:span text:style-name="T136">i</text:span><text:span text:style-name="T139">)]</text:span><text:span text:style-name="T141"> <text:s/>≥ <text:s/>∑</text:span><text:span text:style-name="T139">[</text:span><text:span text:style-name="T141">V</text:span><text:span text:style-name="T136">i</text:span><text:span text:style-name="T139">(</text:span><text:span text:style-name="T141">Y</text:span><text:span text:style-name="T136">i</text:span><text:span text:style-name="T139">)-</text:span><text:span text:style-name="T141">P</text:span><text:span text:style-name="T139">(</text:span><text:span text:style-name="T141">Y</text:span><text:span text:style-name="T136">i</text:span><text:span text:style-name="T139">)]</text:span></text:p>
      <text:p text:style-name="P67"><text:span text:style-name="T132">אבל כיוון שמתקיים שיוויון בין הסכומים, חייב להתקיים </text:span><text:span text:style-name="T139">שיוויון בכל איבר, לכל </text:span><text:span text:style-name="T141">i</text:span><text:span text:style-name="T139"> :</text:span></text:p>
      <text:p text:style-name="P79"><text:span text:style-name="T141">V</text:span><text:span text:style-name="T137">i</text:span><text:span text:style-name="T139">(</text:span><text:span text:style-name="T141">X</text:span><text:span text:style-name="T137">i</text:span><text:span text:style-name="T139">)</text:span><text:span text:style-name="T141"> – P</text:span><text:span text:style-name="T139">(</text:span><text:span text:style-name="T141">X</text:span><text:span text:style-name="T137">i</text:span><text:span text:style-name="T139">)</text:span><text:span text:style-name="T141"> = V</text:span><text:span text:style-name="T137">i</text:span><text:span text:style-name="T139">(</text:span><text:span text:style-name="T141">Y</text:span><text:span text:style-name="T137">i</text:span><text:span text:style-name="T139">)</text:span><text:span text:style-name="T141"> – P</text:span><text:span text:style-name="T139">(</text:span><text:span text:style-name="T141">Y</text:span><text:span text:style-name="T137">i</text:span><text:span text:style-name="T139">)</text:span></text:p>
      <text:p text:style-name="P67"><text:span text:style-name="T139">לכן גם </text:span><text:span text:style-name="T141">Y,P</text:span><text:span text:style-name="T139"> <text:s/>ללא קנאה.</text:span></text:p>
      <text:p text:style-name="P67"><text:span text:style-name="T139"/></text:p>
      <text:p text:style-name="P64"><text:span text:style-name="T134"/></text:p>
      <text:p text:style-name="P75"><text:span text:style-name="T11">המשפט</text:span><text:span text:style-name="T25">ים האלה נותנים</text:span><text:span text:style-name="T18"> לנו </text:span><text:span text:style-name="T11">כיוון </text:span><text:span text:style-name="T18">לאלגוריתם למציאת </text:span><text:span text:style-name="T11">חלוקה ללא קנאה. נעבוד בשני שלבים:</text:span></text:p>
      <text:list xml:id="list498792696" text:style-name="L1">
        <text:list-item>
          <text:p text:style-name="P60"><text:span text:style-name="T1">שלב א</text:span>: נמצא השמה של אנשים לחדרים, הממקסמת את סכום הערכים. </text:p>
        </text:list-item>
        <text:list-item>
          <text:p text:style-name="P66"><text:span text:style-name="T94">שלב </text:span><text:span text:style-name="T95">ב</text:span><text:span text:style-name="T93">: נקבע מחיר לכל חדר, כך שההשמה עם המחירים היא ללא קנאה.</text:span></text:p>
        </text:list-item>
      </text:list>
      <text:p text:style-name="P65"><text:span text:style-name="T135"/></text:p>
      <text:p text:style-name="P56"/>
      <text:p text:style-name="P4">שלב א: מציאת השמה עם סכום ערכים מקסימלי</text:p>
      <text:p text:style-name="P69"><text:span text:style-name="T11">נניח שיש n אנשים ו-n חדרים. כמה השמות שונות של אנשים לחדרים יש? תשובה: n! (עצרת). אם n קטן אפשר לבדוק את כולן, אבל אם n גדול זה לא מעשי.</text:span><text:span text:style-name="T20"> </text:span><text:span text:style-name="T19">א</text:span><text:span text:style-name="T21">נחנו נראה איך אפשר לפתור את הבעיה הזאת </text:span><text:span text:style-name="T20">ביעילות</text:span><text:span text:style-name="T21">.</text:span></text:p>
      <text:p text:style-name="P70"><text:span text:style-name="T21">ה</text:span><text:span text:style-name="T11">שם הכללי של הבעיה הזאת הוא בעיית </text:span><text:span text:style-name="T49">שידוך עם משקל מקסימלי</text:span><text:span text:style-name="T20"> (maximum-weight matching).</text:span><text:span text:style-name="T24"> </text:span><text:span text:style-name="T11">הקלט לבעיה הוא </text:span><text:span text:style-name="T45">גרף דו-צדדי: </text:span><text:span text:style-name="T27">הצמתים בגרף מחולקים לשתי קבוצות, וכל קשת מקשרת בין צומת בקבוצה א לצומת בקבוצה ב. לכל קשת בגרף יש </text:span><text:span text:style-name="T45">משקל </text:span><text:span text:style-name="T27">חיובי. </text:span><text:span text:style-name="T45">שידוך </text:span><text:span text:style-name="T27">בגרף הוא אוסף של קשתות, כך שכל צומת נוגע בקשת אחת לכל היותר (כל צומת משודך לצומת אחר יחיד, או לא משודך כלל).</text:span><text:span text:style-name="T34"> </text:span><text:span text:style-name="T50">שידוך מושלם </text:span><text:span text:style-name="T34">בגרף הוא שידוך שבו כל הצמתים משודכים - כל צומת נוגע בקשת אחת בדיוק. </text:span><text:span text:style-name="T45">המשקל </text:span><text:span text:style-name="T27">של שידוך כלשהו הוא סכום משקלי הקשתות </text:span><text:span text:style-name="T33">המשתתפות </text:span><text:span text:style-name="T27">בשידוך. המטרה </text:span><text:span text:style-name="T33">היא למצוא שידוך </text:span><text:span text:style-name="T34">מושלם, </text:span><text:span text:style-name="T33">שהמשקל הכולל </text:span><text:span text:style-name="T34">שלו הוא הגדול ביותר האפשרי.</text:span></text:p>
      <text:p text:style-name="P25"><text:span text:style-name="T27">לבעיה הזאת יש שם נוסף - </text:span><text:span text:style-name="T48">בעיית ההשמה </text:span><text:span text:style-name="T22">(assignment problem)</text:span><text:span text:style-name="T11">. יש </text:span><text:span text:style-name="T24">לה </text:span><text:span text:style-name="T23">הרבה מאד שימושים בתעשיה ובחקר-ביצועים - לא רק בחלוקה הוגנת. </text:span><text:span text:style-name="T11">בבעיית ההשמה, </text:span><text:span text:style-name="T17">יש n עובדים ו-n משימות. לכל זוג של עובד-משימה ישנה </text:span><text:span text:style-name="T46">עלות </text:span><text:span text:style-name="T28">מסויימת הקובעת, למשל, כמה זמן העובד צריך כדי לבצע את המשימה. צריך לתת משימה אחת לכל עובד, כך שסכום העלויות הוא מינימלי.</text:span><text:span text:style-name="T29"> </text:span><text:span text:style-name="T47">לדוגמה</text:span><text:span text:style-name="T29">: תחנת מוניות מסויימת מקבלת בו-זמנית 3 הזמנות לנסיעה. לתחנה יש 3 מוניות הנמצאות במקומות שונים. לכל זוג מונית-נוסע ישנה עלות הנובעת מהזמן שייקח למונית להגיע אל הנוסע. התחנה צר</text:span><text:span text:style-name="T30">יכה להתאים מונית לכל נוסע, כך שסכום זמני ההגעה יהיה </text:span><text:span text:style-name="T52">מינימלי</text:span><text:span text:style-name="T30">.</text:span><text:span text:style-name="T36"> <text:s text:c="2"/></text:span><text:span text:style-name="T30">בבעיית חלוקת החדרים, אנחנו </text:span><text:span text:style-name="T35">מחפשים השמה שבה סכום הערכים הוא </text:span><text:span text:style-name="T51">מקסימלי</text:span><text:span text:style-name="T35">, אבל ההבדל הזה הוא טכני בלבד - אם יש לנו פתרון לבעיית ההשמה עם סכום מינימלי, אנחנו יכולים פשוט להריץ אותו עם ערכים שליליים, ונקבל פתרון עם סכום מקסימלי.</text:span></text:p>
      <text:p text:style-name="P71"><text:span text:style-name="T27">יש אלגוריתמים רבים לפתרון בעיית ההשמה, </text:span><text:span text:style-name="T40">למשל </text:span><text:span text:style-name="T45">האלגוריתם ההונגרי</text:span><text:span text:style-name="T31"> (Hungarian Algorithm / Munkres Algorithm / Kuhn Algorithm).</text:span><text:span text:style-name="T32"> </text:span><text:span text:style-name="T40">יש גם אלגוריתמים יעילים יותר. </text:span><text:span text:style-name="T37">אלגוריתמים </text:span><text:span text:style-name="T38">לבעיית ההשמה נלמדים בקורס על אלגוריתמים בתורת הגרפים. לצורך הקורס הנוכחי, אנחנו מתייחסים </text:span><text:span text:style-name="T39">לאלגוריתמים האלה </text:span><text:span text:style-name="T38">כ"קופסה שחורה".</text:span><text:span text:style-name="T96"> כ</text:span><text:span text:style-name="T97">די למצוא השמה הממקסמת את סכום הערכים, פשוט נבנה גרף דו-צדדי עם שבו המשקלים הם הערכים, ונפעיל את אחד האלגוריתמים. לדוגמה, עבור בעיה עם שלושה אנשים ושלושה חדרים, אפשר להפעיל את הקוד הבא בשפת פייתון (המשתמש בספריה networkx); כאשר במקום המספרים 111, 222, 333 נכניס את הערכים האמיתיים </text:span><text:span text:style-name="T98">של האנשים לחדרים (ראו דוגמה בתיקיית הקוד)</text:span><text:span text:style-name="T97">.</text:span></text:p>
      <text:p text:style-name="P71"><text:span text:style-name="T97"/></text:p>
      <text:p text:style-name="P54"><text:soft-page-break/><text:span text:style-name="T145">import </text:span><text:span text:style-name="T99">networkx </text:span><text:span text:style-name="T143">as </text:span><text:span text:style-name="T99">nx</text:span><text:line-break/><text:line-break/><text:span text:style-name="T99">G=nx.Graph() <text:s/></text:span><text:span text:style-name="T149"># Construct an empty graph:</text:span><text:line-break/></text:p>
      <text:p text:style-name="P55"><text:span text:style-name="T99">G.add_edge(</text:span><text:span text:style-name="T146">'</text:span><text:span text:style-name="T147">person 1</text:span><text:span text:style-name="T146">'</text:span><text:span text:style-name="T99">,</text:span><text:span text:style-name="T146">'</text:span><text:span text:style-name="T147">room 1</text:span><text:span text:style-name="T146">' </text:span><text:span text:style-name="T99">,</text:span><text:span text:style-name="T150">weight</text:span><text:span text:style-name="T99">=</text:span><text:span text:style-name="T151">111</text:span><text:span text:style-name="T99">) </text:span><text:line-break/><text:span text:style-name="T99">G.add_edge(</text:span><text:span text:style-name="T146">'</text:span><text:span text:style-name="T147">person 1</text:span><text:span text:style-name="T146">'</text:span><text:span text:style-name="T99">,</text:span><text:span text:style-name="T146">'</text:span><text:span text:style-name="T147">room 2</text:span><text:span text:style-name="T146">' </text:span><text:span text:style-name="T99">,</text:span><text:span text:style-name="T150">weight</text:span><text:span text:style-name="T99">=</text:span><text:span text:style-name="T151">222</text:span><text:span text:style-name="T99">) </text:span><text:line-break/><text:span text:style-name="T99">G.add_edge(</text:span><text:span text:style-name="T146">'</text:span><text:span text:style-name="T147">person 1</text:span><text:span text:style-name="T146">'</text:span><text:span text:style-name="T99">,</text:span><text:span text:style-name="T146">'</text:span><text:span text:style-name="T147">room 3</text:span><text:span text:style-name="T146">' </text:span><text:span text:style-name="T99">,</text:span><text:span text:style-name="T150">weight</text:span><text:span text:style-name="T99">=</text:span><text:span text:style-name="T151">333</text:span><text:span text:style-name="T99">) </text:span><text:line-break/><text:line-break/><text:span text:style-name="T99">G.add_edge(</text:span><text:span text:style-name="T146">'</text:span><text:span text:style-name="T147">person </text:span><text:span text:style-name="T148">2</text:span><text:span text:style-name="T146">'</text:span><text:span text:style-name="T99">,</text:span><text:span text:style-name="T146">'</text:span><text:span text:style-name="T147">room 1</text:span><text:span text:style-name="T146">' </text:span><text:span text:style-name="T99">,</text:span><text:span text:style-name="T150">weight</text:span><text:span text:style-name="T99">=</text:span><text:span text:style-name="T152">444</text:span><text:span text:style-name="T99">) </text:span><text:line-break/><text:span text:style-name="T100">...</text:span><text:line-break/><text:span text:style-name="T100">...</text:span><text:line-break/><text:span text:style-name="T99">...</text:span><text:line-break/><text:span text:style-name="T99">G.add_edge(</text:span><text:span text:style-name="T146">'</text:span><text:span text:style-name="T147">person </text:span><text:span text:style-name="T148">3</text:span><text:span text:style-name="T146">'</text:span><text:span text:style-name="T99">,</text:span><text:span text:style-name="T146">'</text:span><text:span text:style-name="T147">room </text:span><text:span text:style-name="T148">3</text:span><text:span text:style-name="T146">' </text:span><text:span text:style-name="T99">,</text:span><text:span text:style-name="T150">weight</text:span><text:span text:style-name="T99">=</text:span><text:span text:style-name="T152">999</text:span><text:span text:style-name="T99">) </text:span><text:span text:style-name="T102"><text:line-break/></text:span><text:line-break/><text:span text:style-name="T144">print</text:span><text:span text:style-name="T99">(</text:span><text:span text:style-name="T146">"Maximum-value matching: "</text:span><text:span text:style-name="T99">, </text:span><text:span text:style-name="T101">nx.max_weight_matching</text:span><text:span text:style-name="T99">(G))</text:span><text:line-break/></text:p>
      <text:p text:style-name="P52">הפונקציה <text:span text:style-name="T119">nx.max_weight_matching היא פונקציה המוצאת שידוך עם משקל גדול ביותר.</text:span></text:p>
      <text:p text:style-name="P53"><text:span text:style-name="T53"/></text:p>
      <text:p text:style-name="P5">שלב <text:span text:style-name="T109">ב</text:span>: <text:span text:style-name="T109">קביעת המחירים</text:span></text:p>
      <text:p text:style-name="P27"><text:span text:style-name="T55">מצאנו השמה הממקסמת את סכום הערכים</text:span><text:span text:style-name="T59">. אז אנחנו כבר יודעים איזה דייר לשים באיזה חדר. </text:span></text:p>
      <text:p text:style-name="P28"><text:span text:style-name="T55">כדי להשלים את הפתרון, אנחנו צריכים לקבוע </text:span><text:span text:style-name="T78">מחיר </text:span><text:span text:style-name="T55">לכל חדר, כך שההשמה תהיה ללא קנאה.</text:span></text:p>
      <text:p text:style-name="P29">בנוסף, אנחנו צריכים לוודא שסכום המחירים מכסה את שכר-הדירה.</text:p>
      <text:p text:style-name="P29">איך נעשה את זה?</text:p>
      <text:p text:style-name="P72"><text:span text:style-name="T55">דרך אחת אפשרית היא לפתו</text:span><text:span text:style-name="T69">ר בעיית </text:span><text:span text:style-name="T79">תיכנות ליניארי</text:span><text:span text:style-name="T55">. </text:span><text:span text:style-name="T70">כזכור, בהרצאה הקודמת למדנו </text:span><text:span text:style-name="T71">לפתור בעיית </text:span><text:span text:style-name="T80">תיכנות קמור </text:span><text:span text:style-name="T71">בהקשר של חלוקת משאבים: לכל משאב ולכל אדם, היה משתנה המגדיר איזה חלק מהמשאב נמסר לאותו אדם, היו לנו </text:span><text:span text:style-name="T80">אילוצים </text:span><text:span text:style-name="T71">הקובעים שכל משתנה חייב להיות בין 0 ל-1, וסכום המשתנים המתאימים למשאב מסויים שווה 1. תחת האילוצים האלה, ניסינו למצוא את סכום הלוגריתמים של הערכים. </text:span></text:p>
      <text:p text:style-name="P73"><text:span text:style-name="T55">הפעם יש לנו בעיה של </text:span><text:span text:style-name="T78">תיכנות ליניארי </text:span><text:span text:style-name="T55">– שהיא מקרה פרטי של תיכנות קמור. יש </text:span><text:span text:style-name="T60">לנו n משתנים - לכל חדר i </text:span><text:span text:style-name="T72">יש </text:span><text:span text:style-name="T60">משתנה </text:span><text:span text:style-name="T61">p[i]</text:span><text:span text:style-name="T60"> הקובע את מחיר החדר. </text:span><text:span text:style-name="T81">האילוצים </text:span><text:span text:style-name="T55">הם </text:span><text:span text:style-name="T63">שהחלוקה </text:span><text:span text:style-name="T73">צריכה </text:span><text:span text:style-name="T63">ללא קנאה</text:span><text:span text:style-name="T73">, ושסכום המחירים צריך להיות שווה למחיר הדירה. </text:span><text:span text:style-name="T60">ב</text:span><text:span text:style-name="T74">מקרה זה לא צריך לבצע מקסימיזציה/מינימיזציה כי אנחנו מעוניינים רק באילוצים.</text:span><text:span text:style-name="T65"> </text:span><text:span text:style-name="T66">בתוכנית למטה, הביטוי d[i] מציין את הדייר המשוייך לחדר מספר i <text:s/>(לפי הפתרון של </text:span><text:span text:style-name="T76">הבעיה הקודמת - </text:span><text:span text:style-name="T75">בעיית השידוך עם משקל מקסימלי</text:span><text:span text:style-name="T66">):</text:span></text:p>
      <text:p text:style-name="P34"><text:span text:style-name="T64">Minimize</text:span><text:span text:style-name="T58"> <text:s text:c="2"/></text:span><text:span text:style-name="T55"><text:s/></text:span><text:span text:style-name="T68">1</text:span></text:p>
      <text:p text:style-name="P77"><text:span text:style-name="T56">S</text:span><text:span text:style-name="T55">uch that</text:span><text:span text:style-name="T58"> <text:s text:c="3"/>For all i</text:span><text:span text:style-name="T63">, j</text:span><text:span text:style-name="T58">: </text:span><text:span text:style-name="T66">w[</text:span><text:span text:style-name="T67">d</text:span><text:span text:style-name="T66">[i], i] - p[i] </text:span><text:span text:style-name="T77">≥</text:span><text:span text:style-name="T66"> w[</text:span><text:span text:style-name="T67">d</text:span><text:span text:style-name="T66">[i], j] – p[j]</text:span></text:p>
      <text:p text:style-name="P78"><text:span text:style-name="T66"><text:s text:c="14"/></text:span><text:span text:style-name="T57">S</text:span><text:span text:style-name="T56">um</text:span><text:span text:style-name="T54">i</text:span><text:span text:style-name="T56"> </text:span><text:span text:style-name="T62">p</text:span><text:span text:style-name="T56">[i] <text:s/></text:span><text:span text:style-name="T68">= T</text:span><text:span text:style-name="T82">otalRent</text:span></text:p>
      <text:p text:style-name="P76">ניתן לפתור את הבעיה הזאת בעזרת <text:span text:style-name="T119">cvxpy כמו שלמדנו בהרצאה הקודמת; ראו בתיקיית הקוד.</text:span></text:p>
      <text:p text:style-name="P30"/>
      <text:p text:style-name="P6">מימושים והדגמות</text:p>
      <text:p text:style-name="P20">אלגוריתם <text:span text:style-name="T115">לחלוקת שכר-דירה </text:span>מומש בכמה מקומות<text:span text:style-name="T115"> - אתם מוזמנים לנסות:</text:span></text:p>
      <text:list xml:id="list2201776748" text:style-name="L4">
        <text:list-item>
          <text:p text:style-name="P61"><text:soft-page-break/><text:span text:style-name="T110">א</text:span><text:span text:style-name="T112">תר לקבוצות רכישה <text:s/></text:span><text:span text:style-name="T114">http://tora.us.fm/fairness/home</text:span></text:p>
        </text:list-item>
        <text:list-item>
          <text:p text:style-name="P61"><text:span text:style-name="T111">אתר לחלוקת ירושות <text:s text:c="2"/></text:span><text:span text:style-name="T113">http://tora.us.fm/fairness/home/ab.html</text:span></text:p>
        </text:list-item>
        <text:list-item>
          <text:p text:style-name="P62">אלג. גל-מש-פרוקצ’יה-זיק: <text:s text:c="2"/>http://www.spliddit.org/apps/rent</text:p>
        </text:list-item>
      </text:list>
      <text:p text:style-name="P16"/>
      <text:p text:style-name="P31"/>
      <text:p text:style-name="P7">בעיית הטרמפיסט</text:p>
      <text:p text:style-name="P12"><text:span text:style-name="T83">אחת הבעיות </text:span><text:span text:style-name="T84">במודל הקרדינלי</text:span><text:span text:style-name="T85"> היא, שהמחירים עלולים להיות שליליים</text:span><text:span text:style-name="T87">. </text:span><text:span text:style-name="T88">לדוגמה, נניח שהערכים הם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5">סלון</text:p>
          </table:table-cell>
          <table:table-cell table:style-name="Table1.C1" office:value-type="string">
            <text:p text:style-name="P35">מרתף</text:p>
          </table:table-cell>
        </table:table-row>
        <table:table-row>
          <table:table-cell table:style-name="Table1.A2" office:value-type="string">
            <text:p text:style-name="P35">דייר א</text:p>
          </table:table-cell>
          <table:table-cell table:style-name="Table1.A2" office:value-type="string">
            <text:p text:style-name="P35">150</text:p>
          </table:table-cell>
          <table:table-cell table:style-name="Table1.C2" office:value-type="string">
            <text:p text:style-name="P35">0</text:p>
          </table:table-cell>
        </table:table-row>
        <table:table-row>
          <table:table-cell table:style-name="Table1.A2" office:value-type="string">
            <text:p text:style-name="P35">דייר ב </text:p>
          </table:table-cell>
          <table:table-cell table:style-name="Table1.A2" office:value-type="string">
            <text:p text:style-name="P35">140</text:p>
          </table:table-cell>
          <table:table-cell table:style-name="Table1.C2" office:value-type="string">
            <text:p text:style-name="P35">10</text:p>
          </table:table-cell>
        </table:table-row>
      </table:table>
      <text:p text:style-name="P13"><text:span text:style-name="T87">ו</text:span><text:span text:style-name="T86">מחיר הדירה הוא 100.</text:span><text:span text:style-name="T91"> </text:span><text:span text:style-name="T86"><text:s/></text:span><text:span text:style-name="T87">ה</text:span><text:span text:style-name="T86">השמה חייבת למקסם את סכום הערכים - לכן חייבים לשים את דייר א בסלון ואת דייר ב במרתף.</text:span></text:p>
      <text:p text:style-name="P10">כדי שדייר ב לא יקנא, ההפרש במחירים חייב להיות לפחות 130. לכן המחיר של הסלון חייב להיות 115 והמחיר של המרתף מינוס 15. משלמים לדייר ב כדי שיגור במרתף!</text:p>
      <text:p text:style-name="P13"><text:span text:style-name="T86">הפתרון הזה לא מתקבל על הדעת - </text:span><text:span text:style-name="T89">הדיירים בוודאי לא יסכימו לשלם למישהו כדי שיגור במרתף - הם יעדיפו לוותר על המרתף...</text:span></text:p>
      <text:p text:style-name="P11">פתרון פשוט למקרה זה הוא להפוך את כל המחירים השליליים ל-0, ולחלק את היתרה בין השחקנים האחרים. הבעיה היא, שהפתרון יהיה עם קנאה. אבל, הדיירים היחידים שיקנאו יהיו הדיירים שמקבלים חדר בחינם.</text:p>
      <text:p text:style-name="P14"><text:span text:style-name="T86">האם אפשר למצוא פתרון </text:span><text:span text:style-name="T90">שהוא גם ללא-קנאה וגם בלי טרמפיסטים? התשובה היא כן - הפתרון האורדינלי. אבל לפתרון האורדינלי יש בעיה אחרת - הוא מניח את הנחת "הדיירים העניים".</text:span></text:p>
      <text:p text:style-name="P15"><text:span text:style-name="T90">ש</text:span><text:span text:style-name="T86">וב הגענו ל</text:span><text:span text:style-name="T92">"טרילמה" (</text:span><text:span text:style-name="T86">דילמה משולשת</text:span><text:span text:style-name="T92">)</text:span><text:span text:style-name="T86">: יש לנו שלושה פתרונות, כל פתרון מקיים שתי תכונות, ואין אף פתרון שמקיים את כל שלוש התכונות (דיירים לא-עניים, אין קנאה, אין טרמפיסטים).</text:span></text:p>
      <text:p text:style-name="P8">מקורות</text:p>
      <text:list xml:id="list1170893899" text:style-name="L5">
        <text:list-item>
          <text:p text:style-name="P39"><text:span text:style-name="Citation"><text:span text:style-name="T117">Bernd Gärtner and </text:span></text:span><text:a xlink:type="simple" xlink:href="https://en.wikipedia.org/wiki/Jiří_Matoušek_(mathematician)" text:style-name="Internet_20_link" text:visited-style-name="Visited_20_Internet_20_Link"><text:span text:style-name="Citation"><text:span text:style-name="T117">Jiří Matoušek</text:span></text:span></text:a><text:span text:style-name="Citation"><text:span text:style-name="T117"> (2006). </text:span></text:span><text:span text:style-name="Citation"><text:span text:style-name="T118">"</text:span></text:span><text:span text:style-name="Citation"><text:span text:style-name="T117">Understanding and Using Linear Programming</text:span></text:span><text:span text:style-name="Citation"><text:span text:style-name="T118">"</text:span></text:span><text:span text:style-name="Citation"><text:span text:style-name="T117">. Pages 31-37.</text:span></text:span></text:p>
        </text:list-item>
        <text:list-item>
          <text:p text:style-name="P40"><text:span text:style-name="Citation"><text:span text:style-name="T116">Gal, Ya'akov (Kobi); Mash, Moshe; Procaccia, Ariel D.; Zick, Yair (2016). </text:span></text:span><text:a xlink:type="simple" xlink:href="http://dl.acm.org/citation.cfm?id=2940716.2940724" text:style-name="Internet_20_link" text:visited-style-name="Visited_20_Internet_20_Link"><text:span text:style-name="Citation"><text:span text:style-name="T116">"Which Is the Fairest (Rent Division) of Them All?"</text:span></text:span></text:a><text:span text:style-name="Citation"><text:span text:style-name="T116">. ACM: 67–84. </text:span></text:span><text:a xlink:type="simple" xlink:href="https://en.wikipedia.org/wiki/Digital_object_identifier" text:style-name="Internet_20_link" text:visited-style-name="Visited_20_Internet_20_Link"><text:span text:style-name="Citation"><text:span text:style-name="T116">doi</text:span></text:span></text:a><text:span text:style-name="Citation"><text:span text:style-name="T116">:</text:span></text:span><text:a xlink:type="simple" xlink:href="https://doi.org/10.1145%2F2940716.2940724" text:style-name="Internet_20_link" text:visited-style-name="Visited_20_Internet_20_Link"><text:span text:style-name="Citation"><text:span text:style-name="T116">10.1145/2940716.2940724</text:span></text:span></text:a><text:span text:style-name="Citation"><text:span text:style-name="T116">. </text:span></text:span><text:a xlink:type="simple" xlink:href="https://en.wikipedia.org/wiki/International_Standard_Book_Number" text:style-name="Internet_20_link" text:visited-style-name="Visited_20_Internet_20_Link"><text:span text:style-name="Citation"><text:span text:style-name="T116">ISBN</text:span></text:span></text:a><text:span text:style-name="Citation"><text:span text:style-name="T116"> </text:span></text:span><text:a xlink:type="simple" xlink:href="https://en.wikipedia.org/wiki/Special:BookSources/9781450339360" text:style-name="Internet_20_link" text:visited-style-name="Visited_20_Internet_20_Link"><text:span text:style-name="Citation"><text:span text:style-name="T116">9781450339360</text:span></text:span></text:a><text:span text:style-name="Citation"><text:span text:style-name="T116">.</text:span></text:span></text:p>
        </text:list-item>
      </text:list>
      <text:p text:style-name="P26"/>
      <text:p text:style-name="P19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1" svg:font-family="'Times New Roman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0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5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16T20:24:59.846000000</dc:date>
    <meta:editing-duration>P9DT22H32M16S</meta:editing-duration>
    <meta:editing-cycles>1302</meta:editing-cycles>
    <meta:document-statistic meta:table-count="1" meta:image-count="0" meta:object-count="0" meta:page-count="5" meta:paragraph-count="91" meta:word-count="1621" meta:character-count="9395" meta:non-whitespace-character-count="7799"/>
  </office:meta>
</office:document-meta>
</file>